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727cm"/>
    </style:style>
    <style:style style:name="co2" style:family="table-column">
      <style:table-column-properties fo:break-before="auto" style:column-width="2.89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83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3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vertical-align="top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29" style:family="table-cell" style:parent-style-name="Default">
      <style:table-cell-properties fo:background-color="#ffd7d7" style:text-align-source="fix" style:repeat-content="false"/>
      <style:paragraph-properties fo:text-align="start" fo:margin-left="0cm"/>
      <style:text-properties fo:color="#8d281e" fo:font-size="6pt" style:font-size-asian="6pt" style:font-size-complex="6pt"/>
    </style:style>
    <style:style style:name="ce30" style:family="table-cell" style:parent-style-name="Default">
      <style:text-properties fo:font-size="6pt" style:font-size-asian="6pt" style:font-size-complex="6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dbb6" style:text-align-source="fix" style:repeat-content="false"/>
      <style:paragraph-properties fo:text-align="start" fo:margin-left="0cm"/>
      <style:text-properties fo:color="#7b3d00" fo:font-size="6pt" style:font-size-asian="6pt" style:font-size-complex="6pt"/>
    </style:style>
    <style:style style:name="ce33" style:family="table-cell" style:parent-style-name="Default">
      <style:table-cell-properties fo:background-color="#ffffd7" style:text-align-source="fix" style:repeat-content="false"/>
      <style:paragraph-properties fo:text-align="start" fo:margin-left="0cm"/>
      <style:text-properties fo:color="#706e0c" fo:font-size="6pt" style:font-size-asian="6pt" style:font-size-complex="6pt"/>
    </style:style>
    <style:style style:name="ce34" style:family="table-cell" style:parent-style-name="Default">
      <style:table-cell-properties fo:background-color="#dde8cb" style:text-align-source="fix" style:repeat-content="false"/>
      <style:paragraph-properties fo:text-align="start" fo:margin-left="0cm"/>
      <style:text-properties fo:color="#127622" fo:font-size="6pt" style:font-size-asian="6pt" style:font-size-complex="6pt"/>
    </style:style>
    <style:style style:name="ce35" style:family="table-cell" style:parent-style-name="Default">
      <style:table-cell-properties fo:background-color="#dee6ef" style:text-align-source="fix" style:repeat-content="false"/>
      <style:paragraph-properties fo:text-align="start" fo:margin-left="0cm"/>
      <style:text-properties fo:color="#355269" fo:font-size="6pt" style:font-size-asian="6pt" style:font-size-complex="6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6pt" fo:font-weight="bold" style:font-size-asian="6pt" style:font-weight-asian="bold" style:font-size-complex="6pt" style:font-weight-complex="bold"/>
    </style:style>
    <style:style style:name="ce37" style:family="table-cell" style:parent-style-name="Default" style:data-style-name="N11">
      <style:text-properties fo:font-size="6pt" style:font-size-asian="6pt" style:font-size-complex="6pt"/>
    </style:style>
    <style:style style:name="ce38" style:family="table-cell" style:parent-style-name="Default" style:data-style-name="N111">
      <style:text-properties fo:font-size="6pt" fo:font-style="italic" style:font-size-asian="6pt" style:font-style-asian="italic" style:font-size-complex="6pt" style:font-style-complex="italic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4" style:family="table-cell" style:parent-style-name="Default" style:data-style-name="N110">
      <style:table-cell-properties fo:background-color="#ffd7d7"/>
      <style:text-properties fo:color="#8d281e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6pt" style:font-size-asian="6pt" style:font-size-complex="6pt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CA" fo:text-shadow="none" style:text-underline-style="none" fo:font-weight="bold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bold" style:font-name-complex="Arial Unicode M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6pt" fo:language="en" fo:country="CA" fo:text-shadow="none" style:text-underline-style="none" fo:font-weight="bold" style:text-underline-mode="continuous" style:text-overline-mode="continuous" style:text-line-through-mode="continuous" style:font-name-asian="PingFang SC" style:font-size-asian="6pt" style:language-asian="zh" style:country-asian="CN" style:font-style-asian="normal" style:font-weight-asian="bold" style:font-name-complex="Arial Unicode MS" style:font-size-complex="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 style:data-style-name="N110">
      <style:table-cell-properties fo:background-color="#ffdbb6" style:text-align-source="fix" style:repeat-content="false"/>
      <style:paragraph-properties fo:text-align="end" fo:margin-left="0cm"/>
      <style:text-properties fo:color="#7b3d00" fo:font-weight="bold" style:font-weight-asian="bold" style:font-weight-complex="bold"/>
    </style:style>
    <style:style style:name="ce18" style:family="table-cell" style:parent-style-name="Default" style:data-style-name="N110">
      <style:table-cell-properties fo:background-color="#ffffd7"/>
      <style:text-properties fo:color="#706e0c" fo:font-weight="bold" style:font-weight-asian="bold" style:font-weight-complex="bold"/>
    </style:style>
    <style:style style:name="ce19" style:family="table-cell" style:parent-style-name="Default" style:data-style-name="N110">
      <style:table-cell-properties fo:background-color="#dde8cb"/>
      <style:text-properties fo:color="#127622" fo:font-weight="bold" style:font-weight-asian="bold" style:font-weight-complex="bold"/>
    </style:style>
    <style:style style:name="ce21" style:family="table-cell" style:parent-style-name="Default" style:data-style-name="N110">
      <style:table-cell-properties fo:background-color="#dee6ef"/>
      <style:text-properties fo:color="#355269"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>
      <style:text-properties fo:font-weight="normal" style:font-weight-asian="normal" style:font-weight-complex="normal"/>
    </style:style>
    <style:style style:name="ce56" style:family="table-cell" style:parent-style-name="Default" style:data-style-name="N111">
      <style:text-properties fo:font-size="6pt" style:font-size-asian="6pt" style:font-size-complex="6p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fo:font-weight="normal" style:font-size-asian="12pt" style:font-size-complex="12pt" style:font-weight-asian="normal" style:font-weight-complex="normal"/>
    </style:style>
    <style:style style:name="T3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BITS 32" table:style-name="ta1">
        <table:shapes>
          <draw:frame draw:z-index="0" draw:style-name="gr1" draw:text-style-name="P1" svg:width="16.092cm" svg:height="8.513cm" svg:x="0.026cm" svg:y="6.403cm">
            <draw:object draw:notify-on-update-of-ranges="'BITS 32'.A3:'BITS 32'.A13 'BITS 32'.B2:'BITS 32'.B2 'BITS 32'.B3:'BITS 32'.B13 'BITS 32'.C2:'BITS 32'.C2 'BITS 32'.C3:'BITS 32'.C13 'BITS 32'.D2:'BITS 32'.D2 'BITS 32'.D3:'BITS 32'.D13 'BITS 32'.E2:'BITS 32'.E2 'BITS 32'.E3:'BITS 32'.E13 'BITS 32'.F2:'BITS 32'.F2 'BITS 32'.F3:'BITS 32'.F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.063cm" svg:height="6.725cm" svg:x="8.095cm" svg:y="14.943cm">
            <draw:object draw:notify-on-update-of-ranges="'BITS 32'.A10:'BITS 32'.A13 'BITS 32'.B2:'BITS 32'.B2 'BITS 32'.B10:'BITS 32'.B13 'BITS 32'.C2:'BITS 32'.C2 'BITS 32'.C10:'BITS 32'.C13 'BITS 32'.D2:'BITS 32'.D2 'BITS 32'.D10:'BITS 32'.D13 'BITS 32'.E2:'BITS 32'.E2 'BITS 32'.E10:'BITS 32'.E13 'BITS 32'.F2:'BITS 32'.F2 'BITS 32'.F10:'BITS 32'.F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8.126cm" svg:height="6.74cm" svg:x="0cm" svg:y="14.928cm">
            <draw:object draw:notify-on-update-of-ranges="'BITS 32'.B127:'BITS 32'.B130 'BITS 32'.A119:'BITS 32'.A119 'BITS 32'.A127:'BITS 32'.A130 'BITS 32'.B119:'BITS 32'.B119 'BITS 32'.B127:'BITS 32'.B130 'BITS 32'.C119:'BITS 32'.C119 'BITS 32'.C127:'BITS 32'.C130 'BITS 32'.D119:'BITS 32'.D119 'BITS 32'.D127:'BITS 32'.D130 'BITS 32'.E119:'BITS 32'.E119 'BITS 32'.E127:'BITS 32'.E13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5"/>
        <table:table-column table:style-name="co2" table:number-columns-repeated="4" table:default-cell-style-name="Default"/>
        <table:table-column table:style-name="co3" table:number-columns-repeated="1018" table:default-cell-style-name="Default"/>
        <table:table-row table:style-name="ro1">
          <table:table-cell table:style-name="ce1" office:value-type="string" calcext:value-type="string">
            <text:p><text:span text:style-name="T1">BITS TEST, 32 BIT SPACE </text:span><text:span text:style-name="T2">(5 runs, averaged)</text:span></text:p>
          </table:table-cell>
          <table:table-cell table:style-name="ce12" table:number-columns-repeated="4"/>
          <table:table-cell table:style-name="ce2" table:number-columns-repeated="1019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13" office:value-type="string" calcext:value-type="string">
            <text:p><text:span text:style-name="T3">/dev/</text:span>random</text:p>
          </table:table-cell>
          <table:table-cell table:style-name="ce13" office:value-type="string" calcext:value-type="string">
            <text:p><text:span text:style-name="T3">/dev/</text:span>random+QX64</text:p>
          </table:table-cell>
          <table:table-cell table:style-name="ce13" office:value-type="string" calcext:value-type="string">
            <text:p>Seedy64(C)+QX64</text:p>
          </table:table-cell>
          <table:table-cell table:style-name="ce13" office:value-type="string" calcext:value-type="string">
            <text:p>Seedy64(rs)+QX64</text:p>
          </table:table-cell>
          <table:table-cell table:style-name="ce20" office:value-type="string" calcext:value-type="string">
            <text:p>Seedy64(rs)reset+QX64</text:p>
          </table:table-cell>
          <table:table-cell table:style-name="ce2" table:number-columns-repeated="1018"/>
        </table:table-row>
        <table:table-row table:style-name="ro2">
          <table:table-cell office:value-type="string" calcext:value-type="string">
            <text:p>stage 0 </text:p>
          </table:table-cell>
          <table:table-cell table:style-name="ce14" table:formula="of:=[.A52]" office:value-type="float" office:value="0.6321166756" calcext:value-type="float">
            <text:p>0.632</text:p>
          </table:table-cell>
          <table:table-cell table:style-name="ce17" table:formula="of:=[.A65]" office:value-type="float" office:value="0.6321232988" calcext:value-type="float">
            <text:p>0.632</text:p>
          </table:table-cell>
          <table:table-cell table:style-name="ce18" table:formula="of:=[.A78]" office:value-type="float" office:value="0.6321188154" calcext:value-type="float">
            <text:p>0.632</text:p>
          </table:table-cell>
          <table:table-cell table:style-name="ce19" table:formula="of:=[.A91]" office:value-type="float" office:value="0.632120173" calcext:value-type="float">
            <text:p>0.632</text:p>
          </table:table-cell>
          <table:table-cell table:style-name="ce21" table:formula="of:=[.A104]" office:value-type="float" office:value="0.6321212758" calcext:value-type="float">
            <text:p>0.6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age 1 </text:p>
          </table:table-cell>
          <table:table-cell table:style-name="ce14" table:formula="of:=[.A53]" office:value-type="float" office:value="2.302628424" calcext:value-type="float">
            <text:p>2.303</text:p>
          </table:table-cell>
          <table:table-cell table:style-name="ce17" table:formula="of:=[.A66]" office:value-type="float" office:value="2.3025693746" calcext:value-type="float">
            <text:p>2.303</text:p>
          </table:table-cell>
          <table:table-cell table:style-name="ce18" table:formula="of:=[.A79]" office:value-type="float" office:value="2.3025948642" calcext:value-type="float">
            <text:p>2.303</text:p>
          </table:table-cell>
          <table:table-cell table:style-name="ce19" table:formula="of:=[.A92]" office:value-type="float" office:value="2.3025965408" calcext:value-type="float">
            <text:p>2.303</text:p>
          </table:table-cell>
          <table:table-cell table:style-name="ce21" table:formula="of:=[.A105]" office:value-type="float" office:value="2.3026070136" calcext:value-type="float">
            <text:p>2.30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age 2 </text:p>
          </table:table-cell>
          <table:table-cell table:style-name="ce14" table:formula="of:=[.A54]" office:value-type="float" office:value="4.6053038896" calcext:value-type="float">
            <text:p>4.605</text:p>
          </table:table-cell>
          <table:table-cell table:style-name="ce17" table:formula="of:=[.A67]" office:value-type="float" office:value="4.605133988" calcext:value-type="float">
            <text:p>4.605</text:p>
          </table:table-cell>
          <table:table-cell table:style-name="ce18" table:formula="of:=[.A80]" office:value-type="float" office:value="4.6050701708" calcext:value-type="float">
            <text:p>4.605</text:p>
          </table:table-cell>
          <table:table-cell table:style-name="ce19" table:formula="of:=[.A93]" office:value-type="float" office:value="4.6052689622" calcext:value-type="float">
            <text:p>4.605</text:p>
          </table:table-cell>
          <table:table-cell table:style-name="ce21" table:formula="of:=[.A106]" office:value-type="float" office:value="4.605145932" calcext:value-type="float">
            <text:p>4.6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age 3 </text:p>
          </table:table-cell>
          <table:table-cell table:style-name="ce14" table:formula="of:=[.A55]" office:value-type="float" office:value="6.9077728488" calcext:value-type="float">
            <text:p>6.908</text:p>
          </table:table-cell>
          <table:table-cell table:style-name="ce17" table:formula="of:=[.A68]" office:value-type="float" office:value="6.9080444826" calcext:value-type="float">
            <text:p>6.908</text:p>
          </table:table-cell>
          <table:table-cell table:style-name="ce18" table:formula="of:=[.A81]" office:value-type="float" office:value="6.907654257" calcext:value-type="float">
            <text:p>6.908</text:p>
          </table:table-cell>
          <table:table-cell table:style-name="ce19" table:formula="of:=[.A94]" office:value-type="float" office:value="6.9080203412" calcext:value-type="float">
            <text:p>6.908</text:p>
          </table:table-cell>
          <table:table-cell table:style-name="ce21" table:formula="of:=[.A107]" office:value-type="float" office:value="6.908104053" calcext:value-type="float">
            <text:p>6.90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age 4 </text:p>
          </table:table-cell>
          <table:table-cell table:style-name="ce14" table:formula="of:=[.A56]" office:value-type="float" office:value="9.2109400364" calcext:value-type="float">
            <text:p>9.211</text:p>
          </table:table-cell>
          <table:table-cell table:style-name="ce17" table:formula="of:=[.A69]" office:value-type="float" office:value="9.2097128774" calcext:value-type="float">
            <text:p>9.210</text:p>
          </table:table-cell>
          <table:table-cell table:style-name="ce18" table:formula="of:=[.A82]" office:value-type="float" office:value="9.2106243748" calcext:value-type="float">
            <text:p>9.211</text:p>
          </table:table-cell>
          <table:table-cell table:style-name="ce19" table:formula="of:=[.A95]" office:value-type="float" office:value="9.2100582862" calcext:value-type="float">
            <text:p>9.210</text:p>
          </table:table-cell>
          <table:table-cell table:style-name="ce21" table:formula="of:=[.A108]" office:value-type="float" office:value="9.2109517532" calcext:value-type="float">
            <text:p>9.21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age 5 </text:p>
          </table:table-cell>
          <table:table-cell table:style-name="ce14" table:formula="of:=[.A57]" office:value-type="float" office:value="11.5149805722" calcext:value-type="float">
            <text:p>11.515</text:p>
          </table:table-cell>
          <table:table-cell table:style-name="ce17" table:formula="of:=[.A70]" office:value-type="float" office:value="11.5138101208" calcext:value-type="float">
            <text:p>11.514</text:p>
          </table:table-cell>
          <table:table-cell table:style-name="ce18" table:formula="of:=[.A83]" office:value-type="float" office:value="11.510252166" calcext:value-type="float">
            <text:p>11.510</text:p>
          </table:table-cell>
          <table:table-cell table:style-name="ce19" table:formula="of:=[.A96]" office:value-type="float" office:value="11.5137425402" calcext:value-type="float">
            <text:p>11.514</text:p>
          </table:table-cell>
          <table:table-cell table:style-name="ce21" table:formula="of:=[.A109]" office:value-type="float" office:value="11.51396963" calcext:value-type="float">
            <text:p>11.5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age 6 </text:p>
          </table:table-cell>
          <table:table-cell table:style-name="ce14" table:formula="of:=[.A58]" office:value-type="float" office:value="13.8003979818" calcext:value-type="float">
            <text:p>13.800</text:p>
          </table:table-cell>
          <table:table-cell table:style-name="ce17" table:formula="of:=[.A71]" office:value-type="float" office:value="13.8125531884" calcext:value-type="float">
            <text:p>13.813</text:p>
          </table:table-cell>
          <table:table-cell table:style-name="ce18" table:formula="of:=[.A84]" office:value-type="float" office:value="13.8124508072" calcext:value-type="float">
            <text:p>13.812</text:p>
          </table:table-cell>
          <table:table-cell table:style-name="ce19" table:formula="of:=[.A97]" office:value-type="float" office:value="13.8086085462" calcext:value-type="float">
            <text:p>13.809</text:p>
          </table:table-cell>
          <table:table-cell table:style-name="ce21" table:formula="of:=[.A110]" office:value-type="float" office:value="13.8184483106" calcext:value-type="float">
            <text:p>13.8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age 7 </text:p>
          </table:table-cell>
          <table:table-cell table:style-name="ce14" table:formula="of:=[.A59]" office:value-type="float" office:value="16.109343879" calcext:value-type="float">
            <text:p>16.109</text:p>
          </table:table-cell>
          <table:table-cell table:style-name="ce17" table:formula="of:=[.A72]" office:value-type="float" office:value="16.1222283592" calcext:value-type="float">
            <text:p>16.122</text:p>
          </table:table-cell>
          <table:table-cell table:style-name="ce18" table:formula="of:=[.A85]" office:value-type="float" office:value="16.1067068112" calcext:value-type="float">
            <text:p>16.107</text:p>
          </table:table-cell>
          <table:table-cell table:style-name="ce19" table:formula="of:=[.A98]" office:value-type="float" office:value="16.1316767612" calcext:value-type="float">
            <text:p>16.132</text:p>
          </table:table-cell>
          <table:table-cell table:style-name="ce21" table:formula="of:=[.A111]" office:value-type="float" office:value="16.1400605416" calcext:value-type="float">
            <text:p>16.1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age 8 </text:p>
          </table:table-cell>
          <table:table-cell table:style-name="ce14" table:formula="of:=[.A60]" office:value-type="float" office:value="18.564664118" calcext:value-type="float">
            <text:p>18.565</text:p>
          </table:table-cell>
          <table:table-cell table:style-name="ce17" table:formula="of:=[.A73]" office:value-type="float" office:value="18.4969083276" calcext:value-type="float">
            <text:p>18.497</text:p>
          </table:table-cell>
          <table:table-cell table:style-name="ce18" table:formula="of:=[.A86]" office:value-type="float" office:value="18.311164166" calcext:value-type="float">
            <text:p>18.311</text:p>
          </table:table-cell>
          <table:table-cell table:style-name="ce19" table:formula="of:=[.A99]" office:value-type="float" office:value="18.526542644" calcext:value-type="float">
            <text:p>18.527</text:p>
          </table:table-cell>
          <table:table-cell table:style-name="ce21" table:formula="of:=[.A112]" office:value-type="float" office:value="18.5291422662" calcext:value-type="float">
            <text:p>18.5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age 9 </text:p>
          </table:table-cell>
          <table:table-cell table:style-name="ce14" table:formula="of:=[.A61]" office:value-type="float" office:value="20.6175343836" calcext:value-type="float">
            <text:p>20.618</text:p>
          </table:table-cell>
          <table:table-cell table:style-name="ce17" table:formula="of:=[.A74]" office:value-type="float" office:value="20.5745006198" calcext:value-type="float">
            <text:p>20.575</text:p>
          </table:table-cell>
          <table:table-cell table:style-name="ce18" table:formula="of:=[.A87]" office:value-type="float" office:value="20.5213549844" calcext:value-type="float">
            <text:p>20.521</text:p>
          </table:table-cell>
          <table:table-cell table:style-name="ce19" table:formula="of:=[.A100]" office:value-type="float" office:value="20.4787301848" calcext:value-type="float">
            <text:p>20.479</text:p>
          </table:table-cell>
          <table:table-cell table:style-name="ce21" table:formula="of:=[.A113]" office:value-type="float" office:value="20.909779976" calcext:value-type="float">
            <text:p>20.9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age 10 </text:p>
          </table:table-cell>
          <table:table-cell table:style-name="ce14" table:formula="of:=[.A62]" office:value-type="float" office:value="22.5957904178" calcext:value-type="float">
            <text:p>22.596</text:p>
          </table:table-cell>
          <table:table-cell table:style-name="ce17" table:formula="of:=[.A75]" office:value-type="float" office:value="22.0187725696" calcext:value-type="float">
            <text:p>22.019</text:p>
          </table:table-cell>
          <table:table-cell table:style-name="ce18" table:formula="of:=[.A88]" office:value-type="float" office:value="22.9116694302" calcext:value-type="float">
            <text:p>22.912</text:p>
          </table:table-cell>
          <table:table-cell table:style-name="ce19" table:formula="of:=[.A101]" office:value-type="float" office:value="23.8369910656" calcext:value-type="float">
            <text:p>23.837</text:p>
          </table:table-cell>
          <table:table-cell table:style-name="ce21" table:formula="of:=[.A114]" office:value-type="float" office:value="23.64559947" calcext:value-type="float">
            <text:p>23.646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2" table:number-rows-repeated="24">
          <table:table-cell table:number-columns-repeated="1024"/>
        </table:table-row>
        <table:table-row table:style-name="ro2">
          <table:table-cell table:number-columns-repeated="6"/>
          <table:table-cell table:style-name="ce51"/>
          <table:table-cell table:number-columns-repeated="1017"/>
        </table:table-row>
        <table:table-row table:style-name="ro2" table:number-rows-repeated="9">
          <table:table-cell table:number-columns-repeated="1024"/>
        </table:table-row>
        <table:table-row table:style-name="ro3">
          <table:table-cell table:style-name="ce27" office:value-type="string" calcext:value-type="string">
            <text:p>INDIVIDUAL TEST RESULTS 1/2</text:p>
          </table:table-cell>
          <table:table-cell table:style-name="Default"/>
          <table:table-cell table:number-columns-repeated="1022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>
          <table:table-cell table:style-name="ce5" office:value-type="string" calcext:value-type="string">
            <text:p>Average</text:p>
          </table:table-cell>
          <table:table-cell table:style-name="ce12" table:number-columns-repeated="4"/>
          <table:table-cell table:style-name="ce12" office:value-type="string" calcext:value-type="string">
            <text:p><text:span text:style-name="T3">/dev/</text:span>random</text:p>
          </table:table-cell>
          <table:table-cell table:number-columns-repeated="1018"/>
        </table:table-row>
        <table:table-row table:style-name="ro4">
          <table:table-cell table:style-name="ce29" table:formula="of:=AVERAGE([.B52:.F52])" office:value-type="float" office:value="0.6321166756" calcext:value-type="float">
            <text:p>0.6321166756</text:p>
          </table:table-cell>
          <table:table-cell table:style-name="ce30" office:value-type="float" office:value="0.632118423" calcext:value-type="float">
            <text:p>0.632118423</text:p>
          </table:table-cell>
          <table:table-cell table:style-name="ce30" office:value-type="float" office:value="0.632121496" calcext:value-type="float">
            <text:p>0.632121496</text:p>
          </table:table-cell>
          <table:table-cell table:style-name="ce30" office:value-type="float" office:value="0.632113761" calcext:value-type="float">
            <text:p>0.632113761</text:p>
          </table:table-cell>
          <table:table-cell table:style-name="ce30" office:value-type="float" office:value="0.63211375" calcext:value-type="float">
            <text:p>0.63211375</text:p>
          </table:table-cell>
          <table:table-cell table:style-name="ce30" office:value-type="float" office:value="0.632115948" calcext:value-type="float">
            <text:p>0.632115948</text:p>
          </table:table-cell>
          <table:table-cell table:style-name="ce30" table:number-columns-repeated="1018"/>
        </table:table-row>
        <table:table-row table:style-name="ro4">
          <table:table-cell table:style-name="ce29" table:formula="of:=AVERAGE([.B53:.F53])" office:value-type="float" office:value="2.302628424" calcext:value-type="float">
            <text:p>2.302628424</text:p>
          </table:table-cell>
          <table:table-cell table:style-name="ce30" office:value-type="float" office:value="2.302632954" calcext:value-type="float">
            <text:p>2.302632954</text:p>
          </table:table-cell>
          <table:table-cell table:style-name="ce30" office:value-type="float" office:value="2.302589417" calcext:value-type="float">
            <text:p>2.302589417</text:p>
          </table:table-cell>
          <table:table-cell table:style-name="ce30" office:value-type="float" office:value="2.302616119" calcext:value-type="float">
            <text:p>2.302616119</text:p>
          </table:table-cell>
          <table:table-cell table:style-name="ce30" office:value-type="float" office:value="2.302672914" calcext:value-type="float">
            <text:p>2.302672914</text:p>
          </table:table-cell>
          <table:table-cell table:style-name="ce30" office:value-type="float" office:value="2.302630716" calcext:value-type="float">
            <text:p>2.302630716</text:p>
          </table:table-cell>
          <table:table-cell table:style-name="ce30" table:number-columns-repeated="1018"/>
        </table:table-row>
        <table:table-row table:style-name="ro4">
          <table:table-cell table:style-name="ce29" table:formula="of:=AVERAGE([.B54:.F54])" office:value-type="float" office:value="4.6053038896" calcext:value-type="float">
            <text:p>4.6053038896</text:p>
          </table:table-cell>
          <table:table-cell table:style-name="ce30" office:value-type="float" office:value="4.605441804" calcext:value-type="float">
            <text:p>4.605441804</text:p>
          </table:table-cell>
          <table:table-cell table:style-name="ce30" office:value-type="float" office:value="4.605209351" calcext:value-type="float">
            <text:p>4.605209351</text:p>
          </table:table-cell>
          <table:table-cell table:style-name="ce30" office:value-type="float" office:value="4.605056763" calcext:value-type="float">
            <text:p>4.605056763</text:p>
          </table:table-cell>
          <table:table-cell table:style-name="ce30" office:value-type="float" office:value="4.605451734" calcext:value-type="float">
            <text:p>4.605451734</text:p>
          </table:table-cell>
          <table:table-cell table:style-name="ce30" office:value-type="float" office:value="4.605359796" calcext:value-type="float">
            <text:p>4.605359796</text:p>
          </table:table-cell>
          <table:table-cell table:style-name="ce30" table:number-columns-repeated="1018"/>
        </table:table-row>
        <table:table-row table:style-name="ro4">
          <table:table-cell table:style-name="ce29" table:formula="of:=AVERAGE([.B55:.F55])" office:value-type="float" office:value="6.9077728488" calcext:value-type="float">
            <text:p>6.9077728488</text:p>
          </table:table-cell>
          <table:table-cell table:style-name="ce30" office:value-type="float" office:value="6.907935271" calcext:value-type="float">
            <text:p>6.907935271</text:p>
          </table:table-cell>
          <table:table-cell table:style-name="ce30" office:value-type="float" office:value="6.908374786" calcext:value-type="float">
            <text:p>6.908374786</text:p>
          </table:table-cell>
          <table:table-cell table:style-name="ce30" office:value-type="float" office:value="6.906799316" calcext:value-type="float">
            <text:p>6.906799316</text:p>
          </table:table-cell>
          <table:table-cell table:style-name="ce30" office:value-type="float" office:value="6.907823132" calcext:value-type="float">
            <text:p>6.907823132</text:p>
          </table:table-cell>
          <table:table-cell table:style-name="ce30" office:value-type="float" office:value="6.907931739" calcext:value-type="float">
            <text:p>6.907931739</text:p>
          </table:table-cell>
          <table:table-cell table:style-name="ce30" table:number-columns-repeated="1018"/>
        </table:table-row>
        <table:table-row table:style-name="ro4">
          <table:table-cell table:style-name="ce29" table:formula="of:=AVERAGE([.B56:.F56])" office:value-type="float" office:value="9.2109400364" calcext:value-type="float">
            <text:p>9.2109400364</text:p>
          </table:table-cell>
          <table:table-cell table:style-name="ce30" office:value-type="float" office:value="9.209706539" calcext:value-type="float">
            <text:p>9.209706539</text:p>
          </table:table-cell>
          <table:table-cell table:style-name="ce30" office:value-type="float" office:value="9.210884094" calcext:value-type="float">
            <text:p>9.210884094</text:p>
          </table:table-cell>
          <table:table-cell table:style-name="ce30" office:value-type="float" office:value="9.208652496" calcext:value-type="float">
            <text:p>9.208652496</text:p>
          </table:table-cell>
          <table:table-cell table:style-name="ce30" office:value-type="float" office:value="9.211927298" calcext:value-type="float">
            <text:p>9.211927298</text:p>
          </table:table-cell>
          <table:table-cell table:style-name="ce30" office:value-type="float" office:value="9.213529755" calcext:value-type="float">
            <text:p>9.213529755</text:p>
          </table:table-cell>
          <table:table-cell table:style-name="ce30" table:number-columns-repeated="1018"/>
        </table:table-row>
        <table:table-row table:style-name="ro4">
          <table:table-cell table:style-name="ce29" table:formula="of:=AVERAGE([.B57:.F57])" office:value-type="float" office:value="11.5149805722" calcext:value-type="float">
            <text:p>11.5149805722</text:p>
          </table:table-cell>
          <table:table-cell table:style-name="ce30" office:value-type="float" office:value="11.51778719" calcext:value-type="float">
            <text:p>11.51778719</text:p>
          </table:table-cell>
          <table:table-cell table:style-name="ce30" office:value-type="float" office:value="11.514308929" calcext:value-type="float">
            <text:p>11.514308929</text:p>
          </table:table-cell>
          <table:table-cell table:style-name="ce30" office:value-type="float" office:value="11.519634247" calcext:value-type="float">
            <text:p>11.519634247</text:p>
          </table:table-cell>
          <table:table-cell table:style-name="ce30" office:value-type="float" office:value="11.50576767" calcext:value-type="float">
            <text:p>11.50576767</text:p>
          </table:table-cell>
          <table:table-cell table:style-name="ce30" office:value-type="float" office:value="11.517404825" calcext:value-type="float">
            <text:p>11.517404825</text:p>
          </table:table-cell>
          <table:table-cell table:style-name="ce30" table:number-columns-repeated="1018"/>
        </table:table-row>
        <table:table-row table:style-name="ro4">
          <table:table-cell table:style-name="ce29" table:formula="of:=AVERAGE([.B58:.F58])" office:value-type="float" office:value="13.8003979818" calcext:value-type="float">
            <text:p>13.8003979818</text:p>
          </table:table-cell>
          <table:table-cell table:style-name="ce30" office:value-type="float" office:value="13.799563829" calcext:value-type="float">
            <text:p>13.799563829</text:p>
          </table:table-cell>
          <table:table-cell table:style-name="ce30" office:value-type="float" office:value="13.809776306" calcext:value-type="float">
            <text:p>13.809776306</text:p>
          </table:table-cell>
          <table:table-cell table:style-name="ce30" office:value-type="float" office:value="13.812122345" calcext:value-type="float">
            <text:p>13.812122345</text:p>
          </table:table-cell>
          <table:table-cell table:style-name="ce30" office:value-type="float" office:value="13.802798277" calcext:value-type="float">
            <text:p>13.802798277</text:p>
          </table:table-cell>
          <table:table-cell table:style-name="ce30" office:value-type="float" office:value="13.777729152" calcext:value-type="float">
            <text:p>13.777729152</text:p>
          </table:table-cell>
          <table:table-cell table:style-name="ce30" table:number-columns-repeated="1018"/>
        </table:table-row>
        <table:table-row table:style-name="ro4">
          <table:table-cell table:style-name="ce29" table:formula="of:=AVERAGE([.B59:.F59])" office:value-type="float" office:value="16.109343879" calcext:value-type="float">
            <text:p>16.109343879</text:p>
          </table:table-cell>
          <table:table-cell table:style-name="ce44" office:value-type="float" office:value="16.098878972" calcext:value-type="float">
            <text:p>16.098878972</text:p>
          </table:table-cell>
          <table:table-cell table:style-name="ce30" office:value-type="float" office:value="16.123905182" calcext:value-type="float">
            <text:p>16.123905182</text:p>
          </table:table-cell>
          <table:table-cell table:style-name="ce30" office:value-type="float" office:value="16.091655731" calcext:value-type="float">
            <text:p>16.091655731</text:p>
          </table:table-cell>
          <table:table-cell table:style-name="ce30" office:value-type="float" office:value="16.083300228" calcext:value-type="float">
            <text:p>16.083300228</text:p>
          </table:table-cell>
          <table:table-cell table:style-name="ce30" office:value-type="float" office:value="16.148979282" calcext:value-type="float">
            <text:p>16.148979282</text:p>
          </table:table-cell>
          <table:table-cell table:style-name="ce30" table:number-columns-repeated="1018"/>
        </table:table-row>
        <table:table-row table:style-name="ro4">
          <table:table-cell table:style-name="ce29" table:formula="of:=AVERAGE([.B60:.F60])" office:value-type="float" office:value="18.564664118" calcext:value-type="float">
            <text:p>18.564664118</text:p>
          </table:table-cell>
          <table:table-cell table:style-name="ce30" office:value-type="float" office:value="18.754048044" calcext:value-type="float">
            <text:p>18.754048044</text:p>
          </table:table-cell>
          <table:table-cell table:style-name="ce30" office:value-type="float" office:value="18.563991547" calcext:value-type="float">
            <text:p>18.563991547</text:p>
          </table:table-cell>
          <table:table-cell table:style-name="ce30" office:value-type="float" office:value="18.45281601" calcext:value-type="float">
            <text:p>18.45281601</text:p>
          </table:table-cell>
          <table:table-cell table:style-name="ce30" office:value-type="float" office:value="18.628094695" calcext:value-type="float">
            <text:p>18.628094695</text:p>
          </table:table-cell>
          <table:table-cell table:style-name="ce30" office:value-type="float" office:value="18.424370294" calcext:value-type="float">
            <text:p>18.424370294</text:p>
          </table:table-cell>
          <table:table-cell table:style-name="ce30" table:number-columns-repeated="1018"/>
        </table:table-row>
        <table:table-row table:style-name="ro4">
          <table:table-cell table:style-name="ce29" table:formula="of:=AVERAGE([.B61:.F61])" office:value-type="float" office:value="20.6175343836" calcext:value-type="float">
            <text:p>20.6175343836</text:p>
          </table:table-cell>
          <table:table-cell table:style-name="ce30" office:value-type="float" office:value="20.233060375" calcext:value-type="float">
            <text:p>20.233060375</text:p>
          </table:table-cell>
          <table:table-cell table:style-name="ce30" office:value-type="float" office:value="20.225341797" calcext:value-type="float">
            <text:p>20.225341797</text:p>
          </table:table-cell>
          <table:table-cell table:style-name="ce30" office:value-type="float" office:value="21.070877075" calcext:value-type="float">
            <text:p>21.070877075</text:p>
          </table:table-cell>
          <table:table-cell table:style-name="ce30" office:value-type="float" office:value="21.16318636" calcext:value-type="float">
            <text:p>21.16318636</text:p>
          </table:table-cell>
          <table:table-cell table:style-name="ce30" office:value-type="float" office:value="20.395206311" calcext:value-type="float">
            <text:p>20.395206311</text:p>
          </table:table-cell>
          <table:table-cell table:style-name="ce30" table:number-columns-repeated="1018"/>
        </table:table-row>
        <table:table-row table:style-name="ro4">
          <table:table-cell table:style-name="ce29" table:formula="of:=AVERAGE([.B62:.F62])" office:value-type="float" office:value="22.5957904178" calcext:value-type="float">
            <text:p>22.5957904178</text:p>
          </table:table-cell>
          <table:table-cell table:style-name="ce30" office:value-type="float" office:value="21.677216024" calcext:value-type="float">
            <text:p>21.677216024</text:p>
          </table:table-cell>
          <table:table-cell table:style-name="ce30" office:value-type="float" office:value="20.823883057" calcext:value-type="float">
            <text:p>20.823883057</text:p>
          </table:table-cell>
          <table:table-cell table:style-name="ce30" office:value-type="float" office:value="24.900653839" calcext:value-type="float">
            <text:p>24.900653839</text:p>
          </table:table-cell>
          <table:table-cell table:style-name="ce30" office:value-type="float" office:value="22.207507043" calcext:value-type="float">
            <text:p>22.207507043</text:p>
          </table:table-cell>
          <table:table-cell table:style-name="ce30" office:value-type="float" office:value="23.369692126" calcext:value-type="float">
            <text:p>23.369692126</text:p>
          </table:table-cell>
          <table:table-cell table:style-name="ce30" table:number-columns-repeated="1018"/>
        </table:table-row>
        <table:table-row table:style-name="ro4">
          <table:table-cell table:style-name="ce30" table:number-columns-repeated="1024"/>
        </table:table-row>
        <table:table-row table:style-name="ro2">
          <table:table-cell table:style-name="ce8" office:value-type="string" calcext:value-type="string">
            <text:p>Average</text:p>
          </table:table-cell>
          <table:table-cell table:style-name="ce16" table:number-columns-repeated="4"/>
          <table:table-cell table:style-name="ce16" office:value-type="string" calcext:value-type="string">
            <text:p>/dev/random + QX64</text:p>
          </table:table-cell>
          <table:table-cell table:number-columns-repeated="1018"/>
        </table:table-row>
        <table:table-row table:style-name="ro4">
          <table:table-cell table:style-name="ce32" table:formula="of:=AVERAGE([.B65:.F65])" office:value-type="float" office:value="0.6321232988" calcext:value-type="float">
            <text:p>0.6321232988</text:p>
          </table:table-cell>
          <table:table-cell table:style-name="ce44" office:value-type="float" office:value="0.632112975" calcext:value-type="float">
            <text:p>0.632112975</text:p>
          </table:table-cell>
          <table:table-cell table:style-name="ce30" office:value-type="float" office:value="0.632123801" calcext:value-type="float">
            <text:p>0.632123801</text:p>
          </table:table-cell>
          <table:table-cell table:style-name="ce30" office:value-type="float" office:value="0.632133091" calcext:value-type="float">
            <text:p>0.632133091</text:p>
          </table:table-cell>
          <table:table-cell table:style-name="ce30" office:value-type="float" office:value="0.632124038" calcext:value-type="float">
            <text:p>0.632124038</text:p>
          </table:table-cell>
          <table:table-cell table:style-name="ce30" office:value-type="float" office:value="0.632122589" calcext:value-type="float">
            <text:p>0.632122589</text:p>
          </table:table-cell>
          <table:table-cell table:style-name="ce30" table:number-columns-repeated="1018"/>
        </table:table-row>
        <table:table-row table:style-name="ro4">
          <table:table-cell table:style-name="ce32" table:formula="of:=AVERAGE([.B66:.F66])" office:value-type="float" office:value="2.3025693746" calcext:value-type="float">
            <text:p>2.3025693746</text:p>
          </table:table-cell>
          <table:table-cell table:style-name="ce44" office:value-type="float" office:value="2.302559853" calcext:value-type="float">
            <text:p>2.302559853</text:p>
          </table:table-cell>
          <table:table-cell table:style-name="ce30" office:value-type="float" office:value="2.302573887" calcext:value-type="float">
            <text:p>2.302573887</text:p>
          </table:table-cell>
          <table:table-cell table:style-name="ce30" office:value-type="float" office:value="2.302543102" calcext:value-type="float">
            <text:p>2.302543102</text:p>
          </table:table-cell>
          <table:table-cell table:style-name="ce30" office:value-type="float" office:value="2.302589957" calcext:value-type="float">
            <text:p>2.302589957</text:p>
          </table:table-cell>
          <table:table-cell table:style-name="ce30" office:value-type="float" office:value="2.302580074" calcext:value-type="float">
            <text:p>2.302580074</text:p>
          </table:table-cell>
          <table:table-cell table:style-name="ce30" table:number-columns-repeated="1018"/>
        </table:table-row>
        <table:table-row table:style-name="ro4">
          <table:table-cell table:style-name="ce32" table:formula="of:=AVERAGE([.B67:.F67])" office:value-type="float" office:value="4.605133988" calcext:value-type="float">
            <text:p>4.605133988</text:p>
          </table:table-cell>
          <table:table-cell table:style-name="ce44" office:value-type="float" office:value="4.605251312" calcext:value-type="float">
            <text:p>4.605251312</text:p>
          </table:table-cell>
          <table:table-cell table:style-name="ce30" office:value-type="float" office:value="4.605109367" calcext:value-type="float">
            <text:p>4.605109367</text:p>
          </table:table-cell>
          <table:table-cell table:style-name="ce30" office:value-type="float" office:value="4.60509" calcext:value-type="float">
            <text:p>4.60509</text:p>
          </table:table-cell>
          <table:table-cell table:style-name="ce30" office:value-type="float" office:value="4.605150966" calcext:value-type="float">
            <text:p>4.605150966</text:p>
          </table:table-cell>
          <table:table-cell table:style-name="ce30" office:value-type="float" office:value="4.605068295" calcext:value-type="float">
            <text:p>4.605068295</text:p>
          </table:table-cell>
          <table:table-cell table:style-name="ce30" table:number-columns-repeated="1018"/>
        </table:table-row>
        <table:table-row table:style-name="ro4">
          <table:table-cell table:style-name="ce32" table:formula="of:=AVERAGE([.B68:.F68])" office:value-type="float" office:value="6.9080444826" calcext:value-type="float">
            <text:p>6.9080444826</text:p>
          </table:table-cell>
          <table:table-cell table:style-name="ce44" office:value-type="float" office:value="6.908099174" calcext:value-type="float">
            <text:p>6.908099174</text:p>
          </table:table-cell>
          <table:table-cell table:style-name="ce30" office:value-type="float" office:value="6.90754206" calcext:value-type="float">
            <text:p>6.90754206</text:p>
          </table:table-cell>
          <table:table-cell table:style-name="ce30" office:value-type="float" office:value="6.90838081" calcext:value-type="float">
            <text:p>6.90838081</text:p>
          </table:table-cell>
          <table:table-cell table:style-name="ce30" office:value-type="float" office:value="6.908376092" calcext:value-type="float">
            <text:p>6.908376092</text:p>
          </table:table-cell>
          <table:table-cell table:style-name="ce30" office:value-type="float" office:value="6.907824277" calcext:value-type="float">
            <text:p>6.907824277</text:p>
          </table:table-cell>
          <table:table-cell table:style-name="ce30" table:number-columns-repeated="1018"/>
        </table:table-row>
        <table:table-row table:style-name="ro4">
          <table:table-cell table:style-name="ce32" table:formula="of:=AVERAGE([.B69:.F69])" office:value-type="float" office:value="9.2097128774" calcext:value-type="float">
            <text:p>9.2097128774</text:p>
          </table:table-cell>
          <table:table-cell table:style-name="ce44" office:value-type="float" office:value="9.209862709" calcext:value-type="float">
            <text:p>9.209862709</text:p>
          </table:table-cell>
          <table:table-cell table:style-name="ce30" office:value-type="float" office:value="9.208262265" calcext:value-type="float">
            <text:p>9.208262265</text:p>
          </table:table-cell>
          <table:table-cell table:style-name="ce30" office:value-type="float" office:value="9.212300989" calcext:value-type="float">
            <text:p>9.212300989</text:p>
          </table:table-cell>
          <table:table-cell table:style-name="ce30" office:value-type="float" office:value="9.210035747" calcext:value-type="float">
            <text:p>9.210035747</text:p>
          </table:table-cell>
          <table:table-cell table:style-name="ce30" office:value-type="float" office:value="9.208102677" calcext:value-type="float">
            <text:p>9.208102677</text:p>
          </table:table-cell>
          <table:table-cell table:style-name="ce30" table:number-columns-repeated="1018"/>
        </table:table-row>
        <table:table-row table:style-name="ro4">
          <table:table-cell table:style-name="ce32" table:formula="of:=AVERAGE([.B70:.F70])" office:value-type="float" office:value="11.5138101208" calcext:value-type="float">
            <text:p>11.5138101208</text:p>
          </table:table-cell>
          <table:table-cell table:style-name="ce44" office:value-type="float" office:value="11.522997856" calcext:value-type="float">
            <text:p>11.522997856</text:p>
          </table:table-cell>
          <table:table-cell table:style-name="ce30" office:value-type="float" office:value="11.512605936" calcext:value-type="float">
            <text:p>11.512605936</text:p>
          </table:table-cell>
          <table:table-cell table:style-name="ce30" office:value-type="float" office:value="11.516549474" calcext:value-type="float">
            <text:p>11.516549474</text:p>
          </table:table-cell>
          <table:table-cell table:style-name="ce30" office:value-type="float" office:value="11.511486635" calcext:value-type="float">
            <text:p>11.511486635</text:p>
          </table:table-cell>
          <table:table-cell table:style-name="ce30" office:value-type="float" office:value="11.505410703" calcext:value-type="float">
            <text:p>11.505410703</text:p>
          </table:table-cell>
          <table:table-cell table:style-name="ce30" table:number-columns-repeated="1018"/>
        </table:table-row>
        <table:table-row table:style-name="ro4">
          <table:table-cell table:style-name="ce32" table:formula="of:=AVERAGE([.B71:.F71])" office:value-type="float" office:value="13.8125531884" calcext:value-type="float">
            <text:p>13.8125531884</text:p>
          </table:table-cell>
          <table:table-cell table:style-name="ce44" office:value-type="float" office:value="13.838641167" calcext:value-type="float">
            <text:p>13.838641167</text:p>
          </table:table-cell>
          <table:table-cell table:style-name="ce30" office:value-type="float" office:value="13.798002199" calcext:value-type="float">
            <text:p>13.798002199</text:p>
          </table:table-cell>
          <table:table-cell table:style-name="ce30" office:value-type="float" office:value="13.829152129" calcext:value-type="float">
            <text:p>13.829152129</text:p>
          </table:table-cell>
          <table:table-cell table:style-name="ce30" office:value-type="float" office:value="13.800922408" calcext:value-type="float">
            <text:p>13.800922408</text:p>
          </table:table-cell>
          <table:table-cell table:style-name="ce30" office:value-type="float" office:value="13.796048039" calcext:value-type="float">
            <text:p>13.796048039</text:p>
          </table:table-cell>
          <table:table-cell table:style-name="ce30" table:number-columns-repeated="1018"/>
        </table:table-row>
        <table:table-row table:style-name="ro4">
          <table:table-cell table:style-name="ce32" table:formula="of:=AVERAGE([.B72:.F72])" office:value-type="float" office:value="16.1222283592" calcext:value-type="float">
            <text:p>16.1222283592</text:p>
          </table:table-cell>
          <table:table-cell table:style-name="ce44" office:value-type="float" office:value="16.163324356" calcext:value-type="float">
            <text:p>16.163324356</text:p>
          </table:table-cell>
          <table:table-cell table:style-name="ce30" office:value-type="float" office:value="16.035070097" calcext:value-type="float">
            <text:p>16.035070097</text:p>
          </table:table-cell>
          <table:table-cell table:style-name="ce30" office:value-type="float" office:value="16.133743563" calcext:value-type="float">
            <text:p>16.133743563</text:p>
          </table:table-cell>
          <table:table-cell table:style-name="ce30" office:value-type="float" office:value="16.115305004" calcext:value-type="float">
            <text:p>16.115305004</text:p>
          </table:table-cell>
          <table:table-cell table:style-name="ce30" office:value-type="float" office:value="16.163698776" calcext:value-type="float">
            <text:p>16.163698776</text:p>
          </table:table-cell>
          <table:table-cell table:style-name="ce30" table:number-columns-repeated="1018"/>
        </table:table-row>
        <table:table-row table:style-name="ro4">
          <table:table-cell table:style-name="ce32" table:formula="of:=AVERAGE([.B73:.F73])" office:value-type="float" office:value="18.4969083276" calcext:value-type="float">
            <text:p>18.4969083276</text:p>
          </table:table-cell>
          <table:table-cell table:style-name="ce44" office:value-type="float" office:value="18.512804985" calcext:value-type="float">
            <text:p>18.512804985</text:p>
          </table:table-cell>
          <table:table-cell table:style-name="ce30" office:value-type="float" office:value="18.59101972" calcext:value-type="float">
            <text:p>18.59101972</text:p>
          </table:table-cell>
          <table:table-cell table:style-name="ce30" office:value-type="float" office:value="18.535518272" calcext:value-type="float">
            <text:p>18.535518272</text:p>
          </table:table-cell>
          <table:table-cell table:style-name="ce30" office:value-type="float" office:value="18.395503398" calcext:value-type="float">
            <text:p>18.395503398</text:p>
          </table:table-cell>
          <table:table-cell table:style-name="ce30" office:value-type="float" office:value="18.449695263" calcext:value-type="float">
            <text:p>18.449695263</text:p>
          </table:table-cell>
          <table:table-cell table:style-name="ce30" table:number-columns-repeated="1018"/>
        </table:table-row>
        <table:table-row table:style-name="ro4">
          <table:table-cell table:style-name="ce32" table:formula="of:=AVERAGE([.B74:.F74])" office:value-type="float" office:value="20.5745006198" calcext:value-type="float">
            <text:p>20.5745006198</text:p>
          </table:table-cell>
          <table:table-cell table:style-name="ce44" office:value-type="float" office:value="21.203347206" calcext:value-type="float">
            <text:p>21.203347206</text:p>
          </table:table-cell>
          <table:table-cell table:style-name="ce30" office:value-type="float" office:value="20.802124526" calcext:value-type="float">
            <text:p>20.802124526</text:p>
          </table:table-cell>
          <table:table-cell table:style-name="ce30" office:value-type="float" office:value="20.355754069" calcext:value-type="float">
            <text:p>20.355754069</text:p>
          </table:table-cell>
          <table:table-cell table:style-name="ce30" office:value-type="float" office:value="20.282705475" calcext:value-type="float">
            <text:p>20.282705475</text:p>
          </table:table-cell>
          <table:table-cell table:style-name="ce30" office:value-type="float" office:value="20.228571823" calcext:value-type="float">
            <text:p>20.228571823</text:p>
          </table:table-cell>
          <table:table-cell table:style-name="ce30" table:number-columns-repeated="1018"/>
        </table:table-row>
        <table:table-row table:style-name="ro4">
          <table:table-cell table:style-name="ce32" table:formula="of:=AVERAGE([.B75:.F75])" office:value-type="float" office:value="22.0187725696" calcext:value-type="float">
            <text:p>22.0187725696</text:p>
          </table:table-cell>
          <table:table-cell table:style-name="ce44" office:value-type="float" office:value="23.435571671" calcext:value-type="float">
            <text:p>23.435571671</text:p>
          </table:table-cell>
          <table:table-cell table:style-name="ce30" office:value-type="float" office:value="22.695457441" calcext:value-type="float">
            <text:p>22.695457441</text:p>
          </table:table-cell>
          <table:table-cell table:style-name="ce30" office:value-type="float" office:value="20.66499629" calcext:value-type="float">
            <text:p>20.66499629</text:p>
          </table:table-cell>
          <table:table-cell table:style-name="ce30" office:value-type="float" office:value="20.983557142" calcext:value-type="float">
            <text:p>20.983557142</text:p>
          </table:table-cell>
          <table:table-cell table:style-name="ce30" office:value-type="float" office:value="22.314280304" calcext:value-type="float">
            <text:p>22.314280304</text:p>
          </table:table-cell>
          <table:table-cell table:style-name="ce30" table:number-columns-repeated="1018"/>
        </table:table-row>
        <table:table-row table:style-name="ro4">
          <table:table-cell table:style-name="ce30" table:number-columns-repeated="1024"/>
        </table:table-row>
        <table:table-row table:style-name="ro2">
          <table:table-cell table:style-name="ce8" office:value-type="string" calcext:value-type="string">
            <text:p>Average</text:p>
          </table:table-cell>
          <table:table-cell table:style-name="ce12" table:number-columns-repeated="4"/>
          <table:table-cell table:style-name="ce12" office:value-type="string" calcext:value-type="string">
            <text:p>Seedy64(C) + QX64</text:p>
          </table:table-cell>
          <table:table-cell table:number-columns-repeated="1018"/>
        </table:table-row>
        <table:table-row table:style-name="ro4">
          <table:table-cell table:style-name="ce33" table:formula="of:=AVERAGE([.B78:.F78])" office:value-type="float" office:value="0.6321188154" calcext:value-type="float">
            <text:p>0.6321188154</text:p>
          </table:table-cell>
          <table:table-cell table:style-name="ce30" office:value-type="float" office:value="0.632123725" calcext:value-type="float">
            <text:p>0.632123725</text:p>
          </table:table-cell>
          <table:table-cell table:style-name="ce30" office:value-type="float" office:value="0.632115989" calcext:value-type="float">
            <text:p>0.632115989</text:p>
          </table:table-cell>
          <table:table-cell table:style-name="ce30" office:value-type="float" office:value="0.632117918" calcext:value-type="float">
            <text:p>0.632117918</text:p>
          </table:table-cell>
          <table:table-cell table:style-name="ce30" office:value-type="float" office:value="0.632125045" calcext:value-type="float">
            <text:p>0.632125045</text:p>
          </table:table-cell>
          <table:table-cell table:style-name="ce30" office:value-type="float" office:value="0.6321114" calcext:value-type="float">
            <text:p>0.6321114</text:p>
          </table:table-cell>
          <table:table-cell table:style-name="ce30" table:number-columns-repeated="1018"/>
        </table:table-row>
        <table:table-row table:style-name="ro4">
          <table:table-cell table:style-name="ce33" table:formula="of:=AVERAGE([.B79:.F79])" office:value-type="float" office:value="2.3025948642" calcext:value-type="float">
            <text:p>2.3025948642</text:p>
          </table:table-cell>
          <table:table-cell table:style-name="ce30" office:value-type="float" office:value="2.302629471" calcext:value-type="float">
            <text:p>2.302629471</text:p>
          </table:table-cell>
          <table:table-cell table:style-name="ce30" office:value-type="float" office:value="2.30257747" calcext:value-type="float">
            <text:p>2.30257747</text:p>
          </table:table-cell>
          <table:table-cell table:style-name="ce30" office:value-type="float" office:value="2.302615978" calcext:value-type="float">
            <text:p>2.302615978</text:p>
          </table:table-cell>
          <table:table-cell table:style-name="ce30" office:value-type="float" office:value="2.302543276" calcext:value-type="float">
            <text:p>2.302543276</text:p>
          </table:table-cell>
          <table:table-cell table:style-name="ce30" office:value-type="float" office:value="2.302608126" calcext:value-type="float">
            <text:p>2.302608126</text:p>
          </table:table-cell>
          <table:table-cell table:style-name="ce30" table:number-columns-repeated="1018"/>
        </table:table-row>
        <table:table-row table:style-name="ro4">
          <table:table-cell table:style-name="ce33" table:formula="of:=AVERAGE([.B80:.F80])" office:value-type="float" office:value="4.6050701708" calcext:value-type="float">
            <text:p>4.6050701708</text:p>
          </table:table-cell>
          <table:table-cell table:style-name="ce30" office:value-type="float" office:value="4.604969978" calcext:value-type="float">
            <text:p>4.604969978</text:p>
          </table:table-cell>
          <table:table-cell table:style-name="ce30" office:value-type="float" office:value="4.605074847" calcext:value-type="float">
            <text:p>4.605074847</text:p>
          </table:table-cell>
          <table:table-cell table:style-name="ce30" office:value-type="float" office:value="4.605277878" calcext:value-type="float">
            <text:p>4.605277878</text:p>
          </table:table-cell>
          <table:table-cell table:style-name="ce30" office:value-type="float" office:value="4.605193405" calcext:value-type="float">
            <text:p>4.605193405</text:p>
          </table:table-cell>
          <table:table-cell table:style-name="ce30" office:value-type="float" office:value="4.604834746" calcext:value-type="float">
            <text:p>4.604834746</text:p>
          </table:table-cell>
          <table:table-cell table:style-name="ce30" table:number-columns-repeated="1018"/>
        </table:table-row>
        <table:table-row table:style-name="ro4">
          <table:table-cell table:style-name="ce33" table:formula="of:=AVERAGE([.B81:.F81])" office:value-type="float" office:value="6.907654257" calcext:value-type="float">
            <text:p>6.907654257</text:p>
          </table:table-cell>
          <table:table-cell table:style-name="ce30" office:value-type="float" office:value="6.907527924" calcext:value-type="float">
            <text:p>6.907527924</text:p>
          </table:table-cell>
          <table:table-cell table:style-name="ce30" office:value-type="float" office:value="6.907903935" calcext:value-type="float">
            <text:p>6.907903935</text:p>
          </table:table-cell>
          <table:table-cell table:style-name="ce30" office:value-type="float" office:value="6.907561455" calcext:value-type="float">
            <text:p>6.907561455</text:p>
          </table:table-cell>
          <table:table-cell table:style-name="ce30" office:value-type="float" office:value="6.907511096" calcext:value-type="float">
            <text:p>6.907511096</text:p>
          </table:table-cell>
          <table:table-cell table:style-name="ce30" office:value-type="float" office:value="6.907766875" calcext:value-type="float">
            <text:p>6.907766875</text:p>
          </table:table-cell>
          <table:table-cell table:style-name="ce30" table:number-columns-repeated="1018"/>
        </table:table-row>
        <table:table-row table:style-name="ro4">
          <table:table-cell table:style-name="ce33" table:formula="of:=AVERAGE([.B82:.F82])" office:value-type="float" office:value="9.2106243748" calcext:value-type="float">
            <text:p>9.2106243748</text:p>
          </table:table-cell>
          <table:table-cell table:style-name="ce30" office:value-type="float" office:value="9.20982933" calcext:value-type="float">
            <text:p>9.20982933</text:p>
          </table:table-cell>
          <table:table-cell table:style-name="ce30" office:value-type="float" office:value="9.210981131" calcext:value-type="float">
            <text:p>9.210981131</text:p>
          </table:table-cell>
          <table:table-cell table:style-name="ce30" office:value-type="float" office:value="9.208574959" calcext:value-type="float">
            <text:p>9.208574959</text:p>
          </table:table-cell>
          <table:table-cell table:style-name="ce30" office:value-type="float" office:value="9.211740253" calcext:value-type="float">
            <text:p>9.211740253</text:p>
          </table:table-cell>
          <table:table-cell table:style-name="ce30" office:value-type="float" office:value="9.211996201" calcext:value-type="float">
            <text:p>9.211996201</text:p>
          </table:table-cell>
          <table:table-cell table:style-name="ce30" table:number-columns-repeated="1018"/>
        </table:table-row>
        <table:table-row table:style-name="ro4">
          <table:table-cell table:style-name="ce33" table:formula="of:=AVERAGE([.B83:.F83])" office:value-type="float" office:value="11.510252166" calcext:value-type="float">
            <text:p>11.510252166</text:p>
          </table:table-cell>
          <table:table-cell table:style-name="ce30" office:value-type="float" office:value="11.503964424" calcext:value-type="float">
            <text:p>11.503964424</text:p>
          </table:table-cell>
          <table:table-cell table:style-name="ce30" office:value-type="float" office:value="11.520936319" calcext:value-type="float">
            <text:p>11.520936319</text:p>
          </table:table-cell>
          <table:table-cell table:style-name="ce30" office:value-type="float" office:value="11.507921388" calcext:value-type="float">
            <text:p>11.507921388</text:p>
          </table:table-cell>
          <table:table-cell table:style-name="ce30" office:value-type="float" office:value="11.511033244" calcext:value-type="float">
            <text:p>11.511033244</text:p>
          </table:table-cell>
          <table:table-cell table:style-name="ce30" office:value-type="float" office:value="11.507405455" calcext:value-type="float">
            <text:p>11.507405455</text:p>
          </table:table-cell>
          <table:table-cell table:style-name="ce30" table:number-columns-repeated="1018"/>
        </table:table-row>
        <table:table-row table:style-name="ro4">
          <table:table-cell table:style-name="ce33" table:formula="of:=AVERAGE([.B84:.F84])" office:value-type="float" office:value="13.8124508072" calcext:value-type="float">
            <text:p>13.8124508072</text:p>
          </table:table-cell>
          <table:table-cell table:style-name="ce30" office:value-type="float" office:value="13.805975914" calcext:value-type="float">
            <text:p>13.805975914</text:p>
          </table:table-cell>
          <table:table-cell table:style-name="ce30" office:value-type="float" office:value="13.81061225" calcext:value-type="float">
            <text:p>13.81061225</text:p>
          </table:table-cell>
          <table:table-cell table:style-name="ce30" office:value-type="float" office:value="13.810945203" calcext:value-type="float">
            <text:p>13.810945203</text:p>
          </table:table-cell>
          <table:table-cell table:style-name="ce30" office:value-type="float" office:value="13.820717166" calcext:value-type="float">
            <text:p>13.820717166</text:p>
          </table:table-cell>
          <table:table-cell table:style-name="ce30" office:value-type="float" office:value="13.814003503" calcext:value-type="float">
            <text:p>13.814003503</text:p>
          </table:table-cell>
          <table:table-cell table:style-name="ce30" table:number-columns-repeated="1018"/>
        </table:table-row>
        <table:table-row table:style-name="ro4">
          <table:table-cell table:style-name="ce33" table:formula="of:=AVERAGE([.B85:.F85])" office:value-type="float" office:value="16.1067068112" calcext:value-type="float">
            <text:p>16.1067068112</text:p>
          </table:table-cell>
          <table:table-cell table:style-name="ce30" office:value-type="float" office:value="16.149080276" calcext:value-type="float">
            <text:p>16.149080276</text:p>
          </table:table-cell>
          <table:table-cell table:style-name="ce30" office:value-type="float" office:value="16.10284438" calcext:value-type="float">
            <text:p>16.10284438</text:p>
          </table:table-cell>
          <table:table-cell table:style-name="ce30" office:value-type="float" office:value="16.096570303" calcext:value-type="float">
            <text:p>16.096570303</text:p>
          </table:table-cell>
          <table:table-cell table:style-name="ce30" office:value-type="float" office:value="16.116168537" calcext:value-type="float">
            <text:p>16.116168537</text:p>
          </table:table-cell>
          <table:table-cell table:style-name="ce30" office:value-type="float" office:value="16.06887056" calcext:value-type="float">
            <text:p>16.06887056</text:p>
          </table:table-cell>
          <table:table-cell table:style-name="ce30" table:number-columns-repeated="1018"/>
        </table:table-row>
        <table:table-row table:style-name="ro4">
          <table:table-cell table:style-name="ce33" table:formula="of:=AVERAGE([.B86:.F86])" office:value-type="float" office:value="18.311164166" calcext:value-type="float">
            <text:p>18.311164166</text:p>
          </table:table-cell>
          <table:table-cell table:style-name="ce30" office:value-type="float" office:value="18.451627731" calcext:value-type="float">
            <text:p>18.451627731</text:p>
          </table:table-cell>
          <table:table-cell table:style-name="ce30" office:value-type="float" office:value="18.310805874" calcext:value-type="float">
            <text:p>18.310805874</text:p>
          </table:table-cell>
          <table:table-cell table:style-name="ce30" office:value-type="float" office:value="18.267395903" calcext:value-type="float">
            <text:p>18.267395903</text:p>
          </table:table-cell>
          <table:table-cell table:style-name="ce30" office:value-type="float" office:value="18.246088669" calcext:value-type="float">
            <text:p>18.246088669</text:p>
          </table:table-cell>
          <table:table-cell table:style-name="ce30" office:value-type="float" office:value="18.279902653" calcext:value-type="float">
            <text:p>18.279902653</text:p>
          </table:table-cell>
          <table:table-cell table:style-name="ce30" table:number-columns-repeated="1018"/>
        </table:table-row>
        <table:table-row table:style-name="ro4">
          <table:table-cell table:style-name="ce33" table:formula="of:=AVERAGE([.B87:.F87])" office:value-type="float" office:value="20.5213549844" calcext:value-type="float">
            <text:p>20.5213549844</text:p>
          </table:table-cell>
          <table:table-cell table:style-name="ce30" office:value-type="float" office:value="20.570076942" calcext:value-type="float">
            <text:p>20.570076942</text:p>
          </table:table-cell>
          <table:table-cell table:style-name="ce30" office:value-type="float" office:value="20.34083891" calcext:value-type="float">
            <text:p>20.34083891</text:p>
          </table:table-cell>
          <table:table-cell table:style-name="ce30" office:value-type="float" office:value="20.043869459" calcext:value-type="float">
            <text:p>20.043869459</text:p>
          </table:table-cell>
          <table:table-cell table:style-name="ce30" office:value-type="float" office:value="21.045805011" calcext:value-type="float">
            <text:p>21.045805011</text:p>
          </table:table-cell>
          <table:table-cell table:style-name="ce30" office:value-type="float" office:value="20.6061846" calcext:value-type="float">
            <text:p>20.6061846</text:p>
          </table:table-cell>
          <table:table-cell table:style-name="ce56"/>
          <table:table-cell table:style-name="ce37"/>
          <table:table-cell table:style-name="ce30" table:number-columns-repeated="1016"/>
        </table:table-row>
        <table:table-row table:style-name="ro4">
          <table:table-cell table:style-name="ce33" table:formula="of:=AVERAGE([.B88:.F88])" office:value-type="float" office:value="22.9116694302" calcext:value-type="float">
            <text:p>22.9116694302</text:p>
          </table:table-cell>
          <table:table-cell table:style-name="ce30" office:value-type="float" office:value="22.551054955" calcext:value-type="float">
            <text:p>22.551054955</text:p>
          </table:table-cell>
          <table:table-cell table:style-name="ce30" office:value-type="float" office:value="24.779150541" calcext:value-type="float">
            <text:p>24.779150541</text:p>
          </table:table-cell>
          <table:table-cell table:style-name="ce30" office:value-type="float" office:value="21.506115207" calcext:value-type="float">
            <text:p>21.506115207</text:p>
          </table:table-cell>
          <table:table-cell table:style-name="ce30" office:value-type="float" office:value="22.720139872" calcext:value-type="float">
            <text:p>22.720139872</text:p>
          </table:table-cell>
          <table:table-cell table:style-name="ce30" office:value-type="float" office:value="23.001886576" calcext:value-type="float">
            <text:p>23.001886576</text:p>
          </table:table-cell>
          <table:table-cell table:style-name="ce30"/>
          <table:table-cell table:style-name="ce37"/>
          <table:table-cell table:style-name="ce30" table:number-columns-repeated="1016"/>
        </table:table-row>
        <table:table-row table:style-name="ro4">
          <table:table-cell table:style-name="ce30" table:number-columns-repeated="1024"/>
        </table:table-row>
        <table:table-row table:style-name="ro2">
          <table:table-cell table:style-name="ce8" office:value-type="string" calcext:value-type="string">
            <text:p>Average</text:p>
          </table:table-cell>
          <table:table-cell table:style-name="ce12" table:number-columns-repeated="4"/>
          <table:table-cell table:style-name="ce12" office:value-type="string" calcext:value-type="string">
            <text:p>Seedy64(rs) + QX64</text:p>
          </table:table-cell>
          <table:table-cell table:number-columns-repeated="1018"/>
        </table:table-row>
        <table:table-row table:style-name="ro4">
          <table:table-cell table:style-name="ce34" table:formula="of:=AVERAGE([.B91:.F91])" office:value-type="float" office:value="0.632120173" calcext:value-type="float">
            <text:p>0.632120173</text:p>
          </table:table-cell>
          <table:table-cell table:style-name="ce30" office:value-type="float" office:value="0.632128552" calcext:value-type="float">
            <text:p>0.632128552</text:p>
          </table:table-cell>
          <table:table-cell table:style-name="ce30" office:value-type="float" office:value="0.632112579" calcext:value-type="float">
            <text:p>0.632112579</text:p>
          </table:table-cell>
          <table:table-cell table:style-name="ce30" office:value-type="float" office:value="0.632120361" calcext:value-type="float">
            <text:p>0.632120361</text:p>
          </table:table-cell>
          <table:table-cell table:style-name="ce30" office:value-type="float" office:value="0.632120693" calcext:value-type="float">
            <text:p>0.632120693</text:p>
          </table:table-cell>
          <table:table-cell table:style-name="ce30" office:value-type="float" office:value="0.63211868" calcext:value-type="float">
            <text:p>0.63211868</text:p>
          </table:table-cell>
          <table:table-cell table:style-name="ce30" table:number-columns-repeated="1018"/>
        </table:table-row>
        <table:table-row table:style-name="ro4">
          <table:table-cell table:style-name="ce34" table:formula="of:=AVERAGE([.B92:.F92])" office:value-type="float" office:value="2.3025965408" calcext:value-type="float">
            <text:p>2.3025965408</text:p>
          </table:table-cell>
          <table:table-cell table:style-name="ce30" office:value-type="float" office:value="2.302554131" calcext:value-type="float">
            <text:p>2.302554131</text:p>
          </table:table-cell>
          <table:table-cell table:style-name="ce30" office:value-type="float" office:value="2.302615684" calcext:value-type="float">
            <text:p>2.302615684</text:p>
          </table:table-cell>
          <table:table-cell table:style-name="ce30" office:value-type="float" office:value="2.302562281" calcext:value-type="float">
            <text:p>2.302562281</text:p>
          </table:table-cell>
          <table:table-cell table:style-name="ce30" office:value-type="float" office:value="2.302577523" calcext:value-type="float">
            <text:p>2.302577523</text:p>
          </table:table-cell>
          <table:table-cell table:style-name="ce30" office:value-type="float" office:value="2.302673085" calcext:value-type="float">
            <text:p>2.302673085</text:p>
          </table:table-cell>
          <table:table-cell table:style-name="ce30" table:number-columns-repeated="1018"/>
        </table:table-row>
        <table:table-row table:style-name="ro4">
          <table:table-cell table:style-name="ce34" table:formula="of:=AVERAGE([.B93:.F93])" office:value-type="float" office:value="4.6052689622" calcext:value-type="float">
            <text:p>4.6052689622</text:p>
          </table:table-cell>
          <table:table-cell table:style-name="ce30" office:value-type="float" office:value="4.605136871" calcext:value-type="float">
            <text:p>4.605136871</text:p>
          </table:table-cell>
          <table:table-cell table:style-name="ce30" office:value-type="float" office:value="4.605372894" calcext:value-type="float">
            <text:p>4.605372894</text:p>
          </table:table-cell>
          <table:table-cell table:style-name="ce30" office:value-type="float" office:value="4.605330374" calcext:value-type="float">
            <text:p>4.605330374</text:p>
          </table:table-cell>
          <table:table-cell table:style-name="ce30" office:value-type="float" office:value="4.605139589" calcext:value-type="float">
            <text:p>4.605139589</text:p>
          </table:table-cell>
          <table:table-cell table:style-name="ce30" office:value-type="float" office:value="4.605365083" calcext:value-type="float">
            <text:p>4.605365083</text:p>
          </table:table-cell>
          <table:table-cell table:style-name="ce30" table:number-columns-repeated="1018"/>
        </table:table-row>
        <table:table-row table:style-name="ro4">
          <table:table-cell table:style-name="ce34" table:formula="of:=AVERAGE([.B94:.F94])" office:value-type="float" office:value="6.9080203412" calcext:value-type="float">
            <text:p>6.9080203412</text:p>
          </table:table-cell>
          <table:table-cell table:style-name="ce30" office:value-type="float" office:value="6.908232689" calcext:value-type="float">
            <text:p>6.908232689</text:p>
          </table:table-cell>
          <table:table-cell table:style-name="ce30" office:value-type="float" office:value="6.907981081" calcext:value-type="float">
            <text:p>6.907981081</text:p>
          </table:table-cell>
          <table:table-cell table:style-name="ce30" office:value-type="float" office:value="6.9083202" calcext:value-type="float">
            <text:p>6.9083202</text:p>
          </table:table-cell>
          <table:table-cell table:style-name="ce30" office:value-type="float" office:value="6.908327058" calcext:value-type="float">
            <text:p>6.908327058</text:p>
          </table:table-cell>
          <table:table-cell table:style-name="ce30" office:value-type="float" office:value="6.907240678" calcext:value-type="float">
            <text:p>6.907240678</text:p>
          </table:table-cell>
          <table:table-cell table:style-name="ce30" table:number-columns-repeated="1018"/>
        </table:table-row>
        <table:table-row table:style-name="ro4">
          <table:table-cell table:style-name="ce34" table:formula="of:=AVERAGE([.B95:.F95])" office:value-type="float" office:value="9.2100582862" calcext:value-type="float">
            <text:p>9.2100582862</text:p>
          </table:table-cell>
          <table:table-cell table:style-name="ce30" office:value-type="float" office:value="9.210560799" calcext:value-type="float">
            <text:p>9.210560799</text:p>
          </table:table-cell>
          <table:table-cell table:style-name="ce30" office:value-type="float" office:value="9.210230523" calcext:value-type="float">
            <text:p>9.210230523</text:p>
          </table:table-cell>
          <table:table-cell table:style-name="ce30" office:value-type="float" office:value="9.211840258" calcext:value-type="float">
            <text:p>9.211840258</text:p>
          </table:table-cell>
          <table:table-cell table:style-name="ce30" office:value-type="float" office:value="9.209622899" calcext:value-type="float">
            <text:p>9.209622899</text:p>
          </table:table-cell>
          <table:table-cell table:style-name="ce30" office:value-type="float" office:value="9.208036952" calcext:value-type="float">
            <text:p>9.208036952</text:p>
          </table:table-cell>
          <table:table-cell table:style-name="ce30" table:number-columns-repeated="1018"/>
        </table:table-row>
        <table:table-row table:style-name="ro4">
          <table:table-cell table:style-name="ce34" table:formula="of:=AVERAGE([.B96:.F96])" office:value-type="float" office:value="11.5137425402" calcext:value-type="float">
            <text:p>11.5137425402</text:p>
          </table:table-cell>
          <table:table-cell table:style-name="ce30" office:value-type="float" office:value="11.519694328" calcext:value-type="float">
            <text:p>11.519694328</text:p>
          </table:table-cell>
          <table:table-cell table:style-name="ce30" office:value-type="float" office:value="11.506785019" calcext:value-type="float">
            <text:p>11.506785019</text:p>
          </table:table-cell>
          <table:table-cell table:style-name="ce30" office:value-type="float" office:value="11.51533295" calcext:value-type="float">
            <text:p>11.51533295</text:p>
          </table:table-cell>
          <table:table-cell table:style-name="ce30" office:value-type="float" office:value="11.51145278" calcext:value-type="float">
            <text:p>11.51145278</text:p>
          </table:table-cell>
          <table:table-cell table:style-name="ce30" office:value-type="float" office:value="11.515447624" calcext:value-type="float">
            <text:p>11.515447624</text:p>
          </table:table-cell>
          <table:table-cell table:style-name="ce30" table:number-columns-repeated="1018"/>
        </table:table-row>
        <table:table-row table:style-name="ro4">
          <table:table-cell table:style-name="ce34" table:formula="of:=AVERAGE([.B97:.F97])" office:value-type="float" office:value="13.8086085462" calcext:value-type="float">
            <text:p>13.8086085462</text:p>
          </table:table-cell>
          <table:table-cell table:style-name="ce30" office:value-type="float" office:value="13.814777374" calcext:value-type="float">
            <text:p>13.814777374</text:p>
          </table:table-cell>
          <table:table-cell table:style-name="ce30" office:value-type="float" office:value="13.798223502" calcext:value-type="float">
            <text:p>13.798223502</text:p>
          </table:table-cell>
          <table:table-cell table:style-name="ce30" office:value-type="float" office:value="13.798325724" calcext:value-type="float">
            <text:p>13.798325724</text:p>
          </table:table-cell>
          <table:table-cell table:style-name="ce30" office:value-type="float" office:value="13.805577114" calcext:value-type="float">
            <text:p>13.805577114</text:p>
          </table:table-cell>
          <table:table-cell table:style-name="ce30" office:value-type="float" office:value="13.826139017" calcext:value-type="float">
            <text:p>13.826139017</text:p>
          </table:table-cell>
          <table:table-cell table:style-name="ce30" table:number-columns-repeated="1018"/>
        </table:table-row>
        <table:table-row table:style-name="ro4">
          <table:table-cell table:style-name="ce34" table:formula="of:=AVERAGE([.B98:.F98])" office:value-type="float" office:value="16.1316767612" calcext:value-type="float">
            <text:p>16.1316767612</text:p>
          </table:table-cell>
          <table:table-cell table:style-name="ce30" office:value-type="float" office:value="16.144392014" calcext:value-type="float">
            <text:p>16.144392014</text:p>
          </table:table-cell>
          <table:table-cell table:style-name="ce30" office:value-type="float" office:value="16.084218891" calcext:value-type="float">
            <text:p>16.084218891</text:p>
          </table:table-cell>
          <table:table-cell table:style-name="ce30" office:value-type="float" office:value="16.136399068" calcext:value-type="float">
            <text:p>16.136399068</text:p>
          </table:table-cell>
          <table:table-cell table:style-name="ce30" office:value-type="float" office:value="16.110935336" calcext:value-type="float">
            <text:p>16.110935336</text:p>
          </table:table-cell>
          <table:table-cell table:style-name="ce30" office:value-type="float" office:value="16.182438497" calcext:value-type="float">
            <text:p>16.182438497</text:p>
          </table:table-cell>
          <table:table-cell table:style-name="ce30" table:number-columns-repeated="1018"/>
        </table:table-row>
        <table:table-row table:style-name="ro4">
          <table:table-cell table:style-name="ce34" table:formula="of:=AVERAGE([.B99:.F99])" office:value-type="float" office:value="18.526542644" calcext:value-type="float">
            <text:p>18.526542644</text:p>
          </table:table-cell>
          <table:table-cell table:style-name="ce30" office:value-type="float" office:value="18.597388268" calcext:value-type="float">
            <text:p>18.597388268</text:p>
          </table:table-cell>
          <table:table-cell table:style-name="ce30" office:value-type="float" office:value="18.371568021" calcext:value-type="float">
            <text:p>18.371568021</text:p>
          </table:table-cell>
          <table:table-cell table:style-name="ce30" office:value-type="float" office:value="18.397060651" calcext:value-type="float">
            <text:p>18.397060651</text:p>
          </table:table-cell>
          <table:table-cell table:style-name="ce30" office:value-type="float" office:value="18.467296208" calcext:value-type="float">
            <text:p>18.467296208</text:p>
          </table:table-cell>
          <table:table-cell table:style-name="ce30" office:value-type="float" office:value="18.799400072" calcext:value-type="float">
            <text:p>18.799400072</text:p>
          </table:table-cell>
          <table:table-cell table:style-name="ce30" table:number-columns-repeated="1018"/>
        </table:table-row>
        <table:table-row table:style-name="ro4">
          <table:table-cell table:style-name="ce34" table:formula="of:=AVERAGE([.B100:.F100])" office:value-type="float" office:value="20.4787301848" calcext:value-type="float">
            <text:p>20.4787301848</text:p>
          </table:table-cell>
          <table:table-cell table:style-name="ce30" office:value-type="float" office:value="20.37048912" calcext:value-type="float">
            <text:p>20.37048912</text:p>
          </table:table-cell>
          <table:table-cell table:style-name="ce30" office:value-type="float" office:value="20.008469389" calcext:value-type="float">
            <text:p>20.008469389</text:p>
          </table:table-cell>
          <table:table-cell table:style-name="ce30" office:value-type="float" office:value="19.900512743" calcext:value-type="float">
            <text:p>19.900512743</text:p>
          </table:table-cell>
          <table:table-cell table:style-name="ce30" office:value-type="float" office:value="20.83928974" calcext:value-type="float">
            <text:p>20.83928974</text:p>
          </table:table-cell>
          <table:table-cell table:style-name="ce30" office:value-type="float" office:value="21.274889932" calcext:value-type="float">
            <text:p>21.274889932</text:p>
          </table:table-cell>
          <table:table-cell table:style-name="ce56"/>
          <table:table-cell table:style-name="ce30" table:number-columns-repeated="1017"/>
        </table:table-row>
        <table:table-row table:style-name="ro4">
          <table:table-cell table:style-name="ce34" table:formula="of:=AVERAGE([.B101:.F101])" office:value-type="float" office:value="23.8369910656" calcext:value-type="float">
            <text:p>23.8369910656</text:p>
          </table:table-cell>
          <table:table-cell table:style-name="ce30" office:value-type="float" office:value="25.581583023" calcext:value-type="float">
            <text:p>25.581583023</text:p>
          </table:table-cell>
          <table:table-cell table:style-name="ce30" office:value-type="float" office:value="21.68247285" calcext:value-type="float">
            <text:p>21.68247285</text:p>
          </table:table-cell>
          <table:table-cell table:style-name="ce30" office:value-type="float" office:value="24.651630081" calcext:value-type="float">
            <text:p>24.651630081</text:p>
          </table:table-cell>
          <table:table-cell table:style-name="ce30" office:value-type="float" office:value="24.857241451" calcext:value-type="float">
            <text:p>24.857241451</text:p>
          </table:table-cell>
          <table:table-cell table:style-name="ce30" office:value-type="float" office:value="22.412027923" calcext:value-type="float">
            <text:p>22.412027923</text:p>
          </table:table-cell>
          <table:table-cell table:style-name="ce30" table:number-columns-repeated="1018"/>
        </table:table-row>
        <table:table-row table:style-name="ro4">
          <table:table-cell table:style-name="ce30"/>
          <table:table-cell table:style-name="ce44"/>
          <table:table-cell table:style-name="ce30" table:number-columns-repeated="1022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13" table:number-columns-repeated="4"/>
          <table:table-cell table:style-name="ce50" office:value-type="string" calcext:value-type="string">
            <text:p>Seedy64(rs)-reset + QX64</text:p>
          </table:table-cell>
          <table:table-cell table:number-columns-repeated="1018"/>
        </table:table-row>
        <table:table-row table:style-name="ro4">
          <table:table-cell table:style-name="ce35" table:formula="of:=AVERAGE([.B104:.F104])" office:value-type="float" office:value="0.6321212758" calcext:value-type="float">
            <text:p>0.6321212758</text:p>
          </table:table-cell>
          <table:table-cell table:style-name="ce44" office:value-type="float" office:value="0.632123532" calcext:value-type="float">
            <text:p>0.632123532</text:p>
          </table:table-cell>
          <table:table-cell table:style-name="ce30" office:value-type="float" office:value="0.63211791" calcext:value-type="float">
            <text:p>0.63211791</text:p>
          </table:table-cell>
          <table:table-cell table:style-name="ce30" office:value-type="float" office:value="0.632124487" calcext:value-type="float">
            <text:p>0.632124487</text:p>
          </table:table-cell>
          <table:table-cell table:style-name="ce30" office:value-type="float" office:value="0.632120586" calcext:value-type="float">
            <text:p>0.632120586</text:p>
          </table:table-cell>
          <table:table-cell table:style-name="ce30" office:value-type="float" office:value="0.632119864" calcext:value-type="float">
            <text:p>0.632119864</text:p>
          </table:table-cell>
          <table:table-cell table:style-name="ce30" table:number-columns-repeated="1018"/>
        </table:table-row>
        <table:table-row table:style-name="ro4">
          <table:table-cell table:style-name="ce35" table:formula="of:=AVERAGE([.B105:.F105])" office:value-type="float" office:value="2.3026070136" calcext:value-type="float">
            <text:p>2.3026070136</text:p>
          </table:table-cell>
          <table:table-cell table:style-name="ce44" office:value-type="float" office:value="2.30261816" calcext:value-type="float">
            <text:p>2.30261816</text:p>
          </table:table-cell>
          <table:table-cell table:style-name="ce30" office:value-type="float" office:value="2.302648759" calcext:value-type="float">
            <text:p>2.302648759</text:p>
          </table:table-cell>
          <table:table-cell table:style-name="ce30" office:value-type="float" office:value="2.302561887" calcext:value-type="float">
            <text:p>2.302561887</text:p>
          </table:table-cell>
          <table:table-cell table:style-name="ce30" office:value-type="float" office:value="2.302591798" calcext:value-type="float">
            <text:p>2.302591798</text:p>
          </table:table-cell>
          <table:table-cell table:style-name="ce30" office:value-type="float" office:value="2.302614464" calcext:value-type="float">
            <text:p>2.302614464</text:p>
          </table:table-cell>
          <table:table-cell table:style-name="ce30" table:number-columns-repeated="1018"/>
        </table:table-row>
        <table:table-row table:style-name="ro4">
          <table:table-cell table:style-name="ce35" table:formula="of:=AVERAGE([.B106:.F106])" office:value-type="float" office:value="4.605145932" calcext:value-type="float">
            <text:p>4.605145932</text:p>
          </table:table-cell>
          <table:table-cell table:style-name="ce44" office:value-type="float" office:value="4.605290768" calcext:value-type="float">
            <text:p>4.605290768</text:p>
          </table:table-cell>
          <table:table-cell table:style-name="ce30" office:value-type="float" office:value="4.605187628" calcext:value-type="float">
            <text:p>4.605187628</text:p>
          </table:table-cell>
          <table:table-cell table:style-name="ce30" office:value-type="float" office:value="4.604895409" calcext:value-type="float">
            <text:p>4.604895409</text:p>
          </table:table-cell>
          <table:table-cell table:style-name="ce30" office:value-type="float" office:value="4.605234151" calcext:value-type="float">
            <text:p>4.605234151</text:p>
          </table:table-cell>
          <table:table-cell table:style-name="ce30" office:value-type="float" office:value="4.605121704" calcext:value-type="float">
            <text:p>4.605121704</text:p>
          </table:table-cell>
          <table:table-cell table:style-name="ce30" table:number-columns-repeated="1018"/>
        </table:table-row>
        <table:table-row table:style-name="ro4">
          <table:table-cell table:style-name="ce35" table:formula="of:=AVERAGE([.B107:.F107])" office:value-type="float" office:value="6.908104053" calcext:value-type="float">
            <text:p>6.908104053</text:p>
          </table:table-cell>
          <table:table-cell table:style-name="ce44" office:value-type="float" office:value="6.908413876" calcext:value-type="float">
            <text:p>6.908413876</text:p>
          </table:table-cell>
          <table:table-cell table:style-name="ce30" office:value-type="float" office:value="6.908371209" calcext:value-type="float">
            <text:p>6.908371209</text:p>
          </table:table-cell>
          <table:table-cell table:style-name="ce30" office:value-type="float" office:value="6.908220757" calcext:value-type="float">
            <text:p>6.908220757</text:p>
          </table:table-cell>
          <table:table-cell table:style-name="ce30" office:value-type="float" office:value="6.908030144" calcext:value-type="float">
            <text:p>6.908030144</text:p>
          </table:table-cell>
          <table:table-cell table:style-name="ce30" office:value-type="float" office:value="6.907484279" calcext:value-type="float">
            <text:p>6.907484279</text:p>
          </table:table-cell>
          <table:table-cell table:style-name="ce30" table:number-columns-repeated="1018"/>
        </table:table-row>
        <table:table-row table:style-name="ro4">
          <table:table-cell table:style-name="ce35" table:formula="of:=AVERAGE([.B108:.F108])" office:value-type="float" office:value="9.2109517532" calcext:value-type="float">
            <text:p>9.2109517532</text:p>
          </table:table-cell>
          <table:table-cell table:style-name="ce44" office:value-type="float" office:value="9.212070925" calcext:value-type="float">
            <text:p>9.212070925</text:p>
          </table:table-cell>
          <table:table-cell table:style-name="ce30" office:value-type="float" office:value="9.209762168" calcext:value-type="float">
            <text:p>9.209762168</text:p>
          </table:table-cell>
          <table:table-cell table:style-name="ce30" office:value-type="float" office:value="9.210790639" calcext:value-type="float">
            <text:p>9.210790639</text:p>
          </table:table-cell>
          <table:table-cell table:style-name="ce30" office:value-type="float" office:value="9.213668753" calcext:value-type="float">
            <text:p>9.213668753</text:p>
          </table:table-cell>
          <table:table-cell table:style-name="ce30" office:value-type="float" office:value="9.208466281" calcext:value-type="float">
            <text:p>9.208466281</text:p>
          </table:table-cell>
          <table:table-cell table:style-name="ce30" table:number-columns-repeated="1018"/>
        </table:table-row>
        <table:table-row table:style-name="ro4">
          <table:table-cell table:style-name="ce35" table:formula="of:=AVERAGE([.B109:.F109])" office:value-type="float" office:value="11.51396963" calcext:value-type="float">
            <text:p>11.51396963</text:p>
          </table:table-cell>
          <table:table-cell table:style-name="ce44" office:value-type="float" office:value="11.519675987" calcext:value-type="float">
            <text:p>11.519675987</text:p>
          </table:table-cell>
          <table:table-cell table:style-name="ce30" office:value-type="float" office:value="11.512053465" calcext:value-type="float">
            <text:p>11.512053465</text:p>
          </table:table-cell>
          <table:table-cell table:style-name="ce30" office:value-type="float" office:value="11.504025741" calcext:value-type="float">
            <text:p>11.504025741</text:p>
          </table:table-cell>
          <table:table-cell table:style-name="ce30" office:value-type="float" office:value="11.516029665" calcext:value-type="float">
            <text:p>11.516029665</text:p>
          </table:table-cell>
          <table:table-cell table:style-name="ce30" office:value-type="float" office:value="11.518063292" calcext:value-type="float">
            <text:p>11.518063292</text:p>
          </table:table-cell>
          <table:table-cell table:style-name="ce30" table:number-columns-repeated="1018"/>
        </table:table-row>
        <table:table-row table:style-name="ro4">
          <table:table-cell table:style-name="ce35" table:formula="of:=AVERAGE([.B110:.F110])" office:value-type="float" office:value="13.8184483106" calcext:value-type="float">
            <text:p>13.8184483106</text:p>
          </table:table-cell>
          <table:table-cell table:style-name="ce44" office:value-type="float" office:value="13.829088706" calcext:value-type="float">
            <text:p>13.829088706</text:p>
          </table:table-cell>
          <table:table-cell table:style-name="ce30" office:value-type="float" office:value="13.831548792" calcext:value-type="float">
            <text:p>13.831548792</text:p>
          </table:table-cell>
          <table:table-cell table:style-name="ce30" office:value-type="float" office:value="13.796635115" calcext:value-type="float">
            <text:p>13.796635115</text:p>
          </table:table-cell>
          <table:table-cell table:style-name="ce30" office:value-type="float" office:value="13.831123351" calcext:value-type="float">
            <text:p>13.831123351</text:p>
          </table:table-cell>
          <table:table-cell table:style-name="ce30" office:value-type="float" office:value="13.803845589" calcext:value-type="float">
            <text:p>13.803845589</text:p>
          </table:table-cell>
          <table:table-cell table:style-name="ce30" table:number-columns-repeated="1018"/>
        </table:table-row>
        <table:table-row table:style-name="ro4">
          <table:table-cell table:style-name="ce35" table:formula="of:=AVERAGE([.B111:.F111])" office:value-type="float" office:value="16.1400605416" calcext:value-type="float">
            <text:p>16.1400605416</text:p>
          </table:table-cell>
          <table:table-cell table:style-name="ce44" office:value-type="float" office:value="16.116025713" calcext:value-type="float">
            <text:p>16.116025713</text:p>
          </table:table-cell>
          <table:table-cell table:style-name="ce30" office:value-type="float" office:value="16.187043387" calcext:value-type="float">
            <text:p>16.187043387</text:p>
          </table:table-cell>
          <table:table-cell table:style-name="ce30" office:value-type="float" office:value="16.147873065" calcext:value-type="float">
            <text:p>16.147873065</text:p>
          </table:table-cell>
          <table:table-cell table:style-name="ce30" office:value-type="float" office:value="16.206943427" calcext:value-type="float">
            <text:p>16.206943427</text:p>
          </table:table-cell>
          <table:table-cell table:style-name="ce30" office:value-type="float" office:value="16.042417116" calcext:value-type="float">
            <text:p>16.042417116</text:p>
          </table:table-cell>
          <table:table-cell table:style-name="ce30" table:number-columns-repeated="1018"/>
        </table:table-row>
        <table:table-row table:style-name="ro4">
          <table:table-cell table:style-name="ce35" table:formula="of:=AVERAGE([.B112:.F112])" office:value-type="float" office:value="18.5291422662" calcext:value-type="float">
            <text:p>18.5291422662</text:p>
          </table:table-cell>
          <table:table-cell table:style-name="ce44" office:value-type="float" office:value="18.70010878" calcext:value-type="float">
            <text:p>18.70010878</text:p>
          </table:table-cell>
          <table:table-cell table:style-name="ce30" office:value-type="float" office:value="18.674591765" calcext:value-type="float">
            <text:p>18.674591765</text:p>
          </table:table-cell>
          <table:table-cell table:style-name="ce30" office:value-type="float" office:value="18.359359222" calcext:value-type="float">
            <text:p>18.359359222</text:p>
          </table:table-cell>
          <table:table-cell table:style-name="ce30" office:value-type="float" office:value="18.475040451" calcext:value-type="float">
            <text:p>18.475040451</text:p>
          </table:table-cell>
          <table:table-cell table:style-name="ce30" office:value-type="float" office:value="18.436611113" calcext:value-type="float">
            <text:p>18.436611113</text:p>
          </table:table-cell>
          <table:table-cell table:style-name="ce30" table:number-columns-repeated="1018"/>
        </table:table-row>
        <table:table-row table:style-name="ro4">
          <table:table-cell table:style-name="ce35" table:formula="of:=AVERAGE([.B113:.F113])" office:value-type="float" office:value="20.909779976" calcext:value-type="float">
            <text:p>20.909779976</text:p>
          </table:table-cell>
          <table:table-cell table:style-name="ce44" office:value-type="float" office:value="21.310154424" calcext:value-type="float">
            <text:p>21.310154424</text:p>
          </table:table-cell>
          <table:table-cell table:style-name="ce30" office:value-type="float" office:value="20.458290361" calcext:value-type="float">
            <text:p>20.458290361</text:p>
          </table:table-cell>
          <table:table-cell table:style-name="ce30" office:value-type="float" office:value="21.191424266" calcext:value-type="float">
            <text:p>21.191424266</text:p>
          </table:table-cell>
          <table:table-cell table:style-name="ce30" office:value-type="float" office:value="20.92300413" calcext:value-type="float">
            <text:p>20.92300413</text:p>
          </table:table-cell>
          <table:table-cell table:style-name="ce30" office:value-type="float" office:value="20.666026699" calcext:value-type="float">
            <text:p>20.666026699</text:p>
          </table:table-cell>
          <table:table-cell table:style-name="ce30" table:number-columns-repeated="1018"/>
        </table:table-row>
        <table:table-row table:style-name="ro4">
          <table:table-cell table:style-name="ce35" table:formula="of:=AVERAGE([.B114:.F114])" office:value-type="float" office:value="23.64559947" calcext:value-type="float">
            <text:p>23.64559947</text:p>
          </table:table-cell>
          <table:table-cell table:style-name="ce44" office:value-type="float" office:value="23.939746802" calcext:value-type="float">
            <text:p>23.939746802</text:p>
          </table:table-cell>
          <table:table-cell table:style-name="ce30" office:value-type="float" office:value="27.02798771" calcext:value-type="float">
            <text:p>27.02798771</text:p>
          </table:table-cell>
          <table:table-cell table:style-name="ce30" office:value-type="float" office:value="21.960188537" calcext:value-type="float">
            <text:p>21.960188537</text:p>
          </table:table-cell>
          <table:table-cell table:style-name="ce30" office:value-type="float" office:value="23.244483241" calcext:value-type="float">
            <text:p>23.244483241</text:p>
          </table:table-cell>
          <table:table-cell table:style-name="ce30" office:value-type="float" office:value="22.05559106" calcext:value-type="float">
            <text:p>22.05559106</text:p>
          </table:table-cell>
          <table:table-cell table:style-name="ce30" table:number-columns-repeated="1018"/>
        </table:table-row>
        <table:table-row table:style-name="ro4">
          <table:table-cell table:style-name="ce30" table:number-columns-repeated="1024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3">
          <table:table-cell table:style-name="ce27" office:value-type="string" calcext:value-type="string">
            <text:p>SAMPLE VALUE DEVIATION CALCULATIONS</text:p>
          </table:table-cell>
          <table:table-cell table:style-name="Default"/>
          <table:table-cell table:number-columns-repeated="1022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>
          <table:table-cell table:style-name="ce20" office:value-type="string" calcext:value-type="string">
            <text:p><text:span text:style-name="T3">/dev/</text:span>random</text:p>
          </table:table-cell>
          <table:table-cell table:style-name="ce45" office:value-type="string" calcext:value-type="string">
            <text:p>/dev/random + QX64</text:p>
          </table:table-cell>
          <table:table-cell table:style-name="ce20" office:value-type="string" calcext:value-type="string">
            <text:p>Seedy64(C) + QX64</text:p>
          </table:table-cell>
          <table:table-cell table:style-name="ce20" office:value-type="string" calcext:value-type="string">
            <text:p>Seedy64(rs) + QX64</text:p>
          </table:table-cell>
          <table:table-cell table:style-name="ce20" office:value-type="string" calcext:value-type="string">
            <text:p>Seedy64reset+QX64</text:p>
          </table:table-cell>
          <table:table-cell table:number-columns-repeated="1019"/>
        </table:table-row>
        <table:table-row table:style-name="ro4">
          <table:table-cell table:style-name="ce37" table:formula="of:=[.A132]/[.A52]" office:value-type="percentage" office:value="0.0000122540668502737" calcext:value-type="percentage">
            <text:p>0.00%</text:p>
          </table:table-cell>
          <table:table-cell table:style-name="ce37" table:formula="of:=[.B132]/[.A65]" office:value-type="percentage" office:value="0.0000318229054968508" calcext:value-type="percentage">
            <text:p>0.00%</text:p>
          </table:table-cell>
          <table:table-cell table:style-name="ce37" table:formula="of:=[.C132]/[.A78]" office:value-type="percentage" office:value="0.0000215861317011615" calcext:value-type="percentage">
            <text:p>0.00%</text:p>
          </table:table-cell>
          <table:table-cell table:style-name="ce37" table:formula="of:=[.D132]/[.A91]" office:value-type="percentage" office:value="0.0000252689293622693" calcext:value-type="percentage">
            <text:p>0.00%</text:p>
          </table:table-cell>
          <table:table-cell table:style-name="ce37" table:formula="of:=[.E132]/[.A104]" office:value-type="percentage" office:value="0.0000104046489998923" calcext:value-type="percentage">
            <text:p>0.00%</text:p>
          </table:table-cell>
          <table:table-cell table:style-name="ce30" table:number-columns-repeated="1019"/>
        </table:table-row>
        <table:table-row table:style-name="ro4">
          <table:table-cell table:style-name="ce37" table:formula="of:=[.A133]/[.A53]" office:value-type="percentage" office:value="0.0000362616039694457" calcext:value-type="percentage">
            <text:p>0.00%</text:p>
          </table:table-cell>
          <table:table-cell table:style-name="ce37" table:formula="of:=[.B133]/[.A66]" office:value-type="percentage" office:value="0.0000203490068602345" calcext:value-type="percentage">
            <text:p>0.00%</text:p>
          </table:table-cell>
          <table:table-cell table:style-name="ce37" table:formula="of:=[.C133]/[.A79]" office:value-type="percentage" office:value="0.0000374338540139499" calcext:value-type="percentage">
            <text:p>0.00%</text:p>
          </table:table-cell>
          <table:table-cell table:style-name="ce37" table:formula="of:=[.D133]/[.A92]" office:value-type="percentage" office:value="0.0000516608089572741" calcext:value-type="percentage">
            <text:p>0.01%</text:p>
          </table:table-cell>
          <table:table-cell table:style-name="ce37" table:formula="of:=[.E133]/[.A105]" office:value-type="percentage" office:value="0.0000377276710646416" calcext:value-type="percentage">
            <text:p>0.00%</text:p>
          </table:table-cell>
          <table:table-cell table:style-name="ce30" table:number-columns-repeated="1019"/>
        </table:table-row>
        <table:table-row table:style-name="ro4">
          <table:table-cell table:style-name="ce37" table:formula="of:=[.A134]/[.A54]" office:value-type="percentage" office:value="0.0000857643728769933" calcext:value-type="percentage">
            <text:p>0.01%</text:p>
          </table:table-cell>
          <table:table-cell table:style-name="ce37" table:formula="of:=[.B134]/[.A67]" office:value-type="percentage" office:value="0.0000397419489806907" calcext:value-type="percentage">
            <text:p>0.00%</text:p>
          </table:table-cell>
          <table:table-cell table:style-name="ce37" table:formula="of:=[.C134]/[.A80]" office:value-type="percentage" office:value="0.000096226981037084" calcext:value-type="percentage">
            <text:p>0.01%</text:p>
          </table:table-cell>
          <table:table-cell table:style-name="ce37" table:formula="of:=[.D134]/[.A93]" office:value-type="percentage" office:value="0.0000512506439770459" calcext:value-type="percentage">
            <text:p>0.01%</text:p>
          </table:table-cell>
          <table:table-cell table:style-name="ce37" table:formula="of:=[.E134]/[.A106]" office:value-type="percentage" office:value="0.0000858515681886215" calcext:value-type="percentage">
            <text:p>0.01%</text:p>
          </table:table-cell>
          <table:table-cell table:style-name="ce30" table:number-columns-repeated="1019"/>
        </table:table-row>
        <table:table-row table:style-name="ro4">
          <table:table-cell table:style-name="ce37" table:formula="of:=[.A135]/[.A55]" office:value-type="percentage" office:value="0.000228072062368736" calcext:value-type="percentage">
            <text:p>0.02%</text:p>
          </table:table-cell>
          <table:table-cell table:style-name="ce37" table:formula="of:=[.B135]/[.A68]" office:value-type="percentage" office:value="0.000121416415616955" calcext:value-type="percentage">
            <text:p>0.01%</text:p>
          </table:table-cell>
          <table:table-cell table:style-name="ce37" table:formula="of:=[.C135]/[.A81]" office:value-type="percentage" office:value="0.000056870101684921" calcext:value-type="percentage">
            <text:p>0.01%</text:p>
          </table:table-cell>
          <table:table-cell table:style-name="ce37" table:formula="of:=[.D135]/[.A94]" office:value-type="percentage" office:value="0.000157263578614703" calcext:value-type="percentage">
            <text:p>0.02%</text:p>
          </table:table-cell>
          <table:table-cell table:style-name="ce37" table:formula="of:=[.E135]/[.A107]" office:value-type="percentage" office:value="0.000134566154891101" calcext:value-type="percentage">
            <text:p>0.01%</text:p>
          </table:table-cell>
          <table:table-cell table:style-name="ce30" table:number-columns-repeated="1019"/>
        </table:table-row>
        <table:table-row table:style-name="ro4">
          <table:table-cell table:style-name="ce37" table:formula="of:=[.A136]/[.A56]" office:value-type="percentage" office:value="0.000529507192612971" calcext:value-type="percentage">
            <text:p>0.05%</text:p>
          </table:table-cell>
          <table:table-cell table:style-name="ce37" table:formula="of:=[.B136]/[.A69]" office:value-type="percentage" office:value="0.000455856990971144" calcext:value-type="percentage">
            <text:p>0.05%</text:p>
          </table:table-cell>
          <table:table-cell table:style-name="ce37" table:formula="of:=[.C136]/[.A82]" office:value-type="percentage" office:value="0.000371445176872086" calcext:value-type="percentage">
            <text:p>0.04%</text:p>
          </table:table-cell>
          <table:table-cell table:style-name="ce37" table:formula="of:=[.D136]/[.A95]" office:value-type="percentage" office:value="0.00041295134968893" calcext:value-type="percentage">
            <text:p>0.04%</text:p>
          </table:table-cell>
          <table:table-cell table:style-name="ce37" table:formula="of:=[.E136]/[.A108]" office:value-type="percentage" office:value="0.000564813728200581" calcext:value-type="percentage">
            <text:p>0.06%</text:p>
          </table:table-cell>
          <table:table-cell table:style-name="ce30" table:number-columns-repeated="1019"/>
        </table:table-row>
        <table:table-row table:style-name="ro4">
          <table:table-cell table:style-name="ce37" table:formula="of:=[.A137]/[.A57]" office:value-type="percentage" office:value="0.00120422061618402" calcext:value-type="percentage">
            <text:p>0.12%</text:p>
          </table:table-cell>
          <table:table-cell table:style-name="ce37" table:formula="of:=[.B137]/[.A70]" office:value-type="percentage" office:value="0.00152748332788878" calcext:value-type="percentage">
            <text:p>0.15%</text:p>
          </table:table-cell>
          <table:table-cell table:style-name="ce37" table:formula="of:=[.C137]/[.A83]" office:value-type="percentage" office:value="0.0014745024483594" calcext:value-type="percentage">
            <text:p>0.15%</text:p>
          </table:table-cell>
          <table:table-cell table:style-name="ce37" table:formula="of:=[.D137]/[.A96]" office:value-type="percentage" office:value="0.00112120876030768" calcext:value-type="percentage">
            <text:p>0.11%</text:p>
          </table:table-cell>
          <table:table-cell table:style-name="ce37" table:formula="of:=[.E137]/[.A109]" office:value-type="percentage" office:value="0.00135923981936019" calcext:value-type="percentage">
            <text:p>0.14%</text:p>
          </table:table-cell>
          <table:table-cell table:style-name="ce30" table:number-columns-repeated="1019"/>
        </table:table-row>
        <table:table-row table:style-name="ro4">
          <table:table-cell table:style-name="ce37" table:formula="of:=[.A138]/[.A58]" office:value-type="percentage" office:value="0.00249218848944496" calcext:value-type="percentage">
            <text:p>0.25%</text:p>
          </table:table-cell>
          <table:table-cell table:style-name="ce37" table:formula="of:=[.B138]/[.A71]" office:value-type="percentage" office:value="0.00308365350120573" calcext:value-type="percentage">
            <text:p>0.31%</text:p>
          </table:table-cell>
          <table:table-cell table:style-name="ce37" table:formula="of:=[.C138]/[.A84]" office:value-type="percentage" office:value="0.00106724376475724" calcext:value-type="percentage">
            <text:p>0.11%</text:p>
          </table:table-cell>
          <table:table-cell table:style-name="ce37" table:formula="of:=[.D138]/[.A97]" office:value-type="percentage" office:value="0.00202160231471551" calcext:value-type="percentage">
            <text:p>0.20%</text:p>
          </table:table-cell>
          <table:table-cell table:style-name="ce37" table:formula="of:=[.E138]/[.A110]" office:value-type="percentage" office:value="0.002526598950565" calcext:value-type="percentage">
            <text:p>0.25%</text:p>
          </table:table-cell>
          <table:table-cell table:style-name="ce30" table:number-columns-repeated="1019"/>
        </table:table-row>
        <table:table-row table:style-name="ro4">
          <table:table-cell table:style-name="ce37" table:formula="of:=[.A139]/[.A59]" office:value-type="percentage" office:value="0.00407707815373033" calcext:value-type="percentage">
            <text:p>0.41%</text:p>
          </table:table-cell>
          <table:table-cell table:style-name="ce37" table:formula="of:=[.B139]/[.A72]" office:value-type="percentage" office:value="0.00797834369630431" calcext:value-type="percentage">
            <text:p>0.80%</text:p>
          </table:table-cell>
          <table:table-cell table:style-name="ce37" table:formula="of:=[.C139]/[.A85]" office:value-type="percentage" office:value="0.00497989545226116" calcext:value-type="percentage">
            <text:p>0.50%</text:p>
          </table:table-cell>
          <table:table-cell table:style-name="ce37" table:formula="of:=[.D139]/[.A98]" office:value-type="percentage" office:value="0.00608861728721462" calcext:value-type="percentage">
            <text:p>0.61%</text:p>
          </table:table-cell>
          <table:table-cell table:style-name="ce37" table:formula="of:=[.E139]/[.A111]" office:value-type="percentage" office:value="0.0101936613295807" calcext:value-type="percentage">
            <text:p>1.02%</text:p>
          </table:table-cell>
          <table:table-cell table:style-name="ce30" table:number-columns-repeated="1019"/>
        </table:table-row>
        <table:table-row table:style-name="ro4">
          <table:table-cell table:style-name="ce37" table:formula="of:=[.A140]/[.A60]" office:value-type="percentage" office:value="0.0177583471429656" calcext:value-type="percentage">
            <text:p>1.78%</text:p>
          </table:table-cell>
          <table:table-cell table:style-name="ce37" table:formula="of:=[.B140]/[.A73]" office:value-type="percentage" office:value="0.0105702163051899" calcext:value-type="percentage">
            <text:p>1.06%</text:p>
          </table:table-cell>
          <table:table-cell table:style-name="ce37" table:formula="of:=[.C140]/[.A86]" office:value-type="percentage" office:value="0.0112247948921589" calcext:value-type="percentage">
            <text:p>1.12%</text:p>
          </table:table-cell>
          <table:table-cell table:style-name="ce37" table:formula="of:=[.D140]/[.A99]" office:value-type="percentage" office:value="0.023092924525697" calcext:value-type="percentage">
            <text:p>2.31%</text:p>
          </table:table-cell>
          <table:table-cell table:style-name="ce37" table:formula="of:=[.E140]/[.A112]" office:value-type="percentage" office:value="0.0183899261554909" calcext:value-type="percentage">
            <text:p>1.84%</text:p>
          </table:table-cell>
          <table:table-cell table:style-name="ce30" table:number-columns-repeated="1019"/>
        </table:table-row>
        <table:table-row table:style-name="ro4">
          <table:table-cell table:style-name="ce37" table:formula="of:=[.A141]/[.A61]" office:value-type="percentage" office:value="0.0454877166954551" calcext:value-type="percentage">
            <text:p>4.55%</text:p>
          </table:table-cell>
          <table:table-cell table:style-name="ce37" table:formula="of:=[.B141]/[.A74]" office:value-type="percentage" office:value="0.047377839249324" calcext:value-type="percentage">
            <text:p>4.74%</text:p>
          </table:table-cell>
          <table:table-cell table:style-name="ce37" table:formula="of:=[.C141]/[.A87]" office:value-type="percentage" office:value="0.0488240446482045" calcext:value-type="percentage">
            <text:p>4.88%</text:p>
          </table:table-cell>
          <table:table-cell table:style-name="ce37" table:formula="of:=[.D141]/[.A100]" office:value-type="percentage" office:value="0.0671124223327142" calcext:value-type="percentage">
            <text:p>6.71%</text:p>
          </table:table-cell>
          <table:table-cell table:style-name="ce37" table:formula="of:=[.E141]/[.A113]" office:value-type="percentage" office:value="0.040739982150829" calcext:value-type="percentage">
            <text:p>4.07%</text:p>
          </table:table-cell>
          <table:table-cell table:style-name="ce30" table:number-columns-repeated="1019"/>
        </table:table-row>
        <table:table-row table:style-name="ro4">
          <table:table-cell table:style-name="ce37" table:formula="of:=[.A142]/[.A62]" office:value-type="percentage" office:value="0.180421693891642" calcext:value-type="percentage">
            <text:p>18.04%</text:p>
          </table:table-cell>
          <table:table-cell table:style-name="ce37" table:formula="of:=[.B142]/[.A75]" office:value-type="percentage" office:value="0.125827875838328" calcext:value-type="percentage">
            <text:p>12.58%</text:p>
          </table:table-cell>
          <table:table-cell table:style-name="ce37" table:formula="of:=[.C142]/[.A88]" office:value-type="percentage" office:value="0.142854511059146" calcext:value-type="percentage">
            <text:p>14.29%</text:p>
          </table:table-cell>
          <table:table-cell table:style-name="ce37" table:formula="of:=[.D142]/[.A101]" office:value-type="percentage" office:value="0.163573924337579" calcext:value-type="percentage">
            <text:p>16.36%</text:p>
          </table:table-cell>
          <table:table-cell table:style-name="ce37" table:formula="of:=[.E142]/[.A114]" office:value-type="percentage" office:value="0.214323142004909" calcext:value-type="percentage">
            <text:p>21.43%</text:p>
          </table:table-cell>
          <table:table-cell table:style-name="ce30" table:number-columns-repeated="1019"/>
        </table:table-row>
        <table:table-row table:style-name="ro4">
          <table:table-cell table:style-name="ce30" table:number-columns-repeated="1024"/>
        </table:table-row>
        <table:table-row table:style-name="ro4">
          <table:table-cell table:style-name="ce38" table:formula="of:=MAX([.B52:.F52]) - MIN([.B52:.F52])" office:value-type="float" office:value="0.00000774599999997516" calcext:value-type="float">
            <text:p>0.000008</text:p>
          </table:table-cell>
          <table:table-cell table:style-name="ce38" table:formula="of:=MAX([.B65:.F65]) - MIN([.B65:.F65])" office:value-type="float" office:value="0.00002011600000007" calcext:value-type="float">
            <text:p>0.000020</text:p>
          </table:table-cell>
          <table:table-cell table:style-name="ce38" table:formula="of:=MAX([.B78:.F78]) - MIN([.B78:.F78])" office:value-type="float" office:value="0.0000136450000000066" calcext:value-type="float">
            <text:p>0.000014</text:p>
          </table:table-cell>
          <table:table-cell table:style-name="ce38" table:formula="of:=MAX([.B91:.F91]) - MIN([.B91:.F91])" office:value-type="float" office:value="0.0000159730000000025" calcext:value-type="float">
            <text:p>0.000016</text:p>
          </table:table-cell>
          <table:table-cell table:style-name="ce38" table:formula="of:=MAX([.B104:.F104]) - MIN([.B104:.F104])" office:value-type="float" office:value="0.00000657700000006312" calcext:value-type="float">
            <text:p>0.000007</text:p>
          </table:table-cell>
          <table:table-cell table:style-name="ce30" table:number-columns-repeated="1019"/>
        </table:table-row>
        <table:table-row table:style-name="ro4">
          <table:table-cell table:style-name="ce38" table:formula="of:=MAX([.B53:.F53]) - MIN([.B53:.F53])" office:value-type="float" office:value="0.0000834969999998769" calcext:value-type="float">
            <text:p>0.000083</text:p>
          </table:table-cell>
          <table:table-cell table:style-name="ce38" table:formula="of:=MAX([.B66:.F66]) - MIN([.B66:.F66])" office:value-type="float" office:value="0.0000468549999999013" calcext:value-type="float">
            <text:p>0.000047</text:p>
          </table:table-cell>
          <table:table-cell table:style-name="ce38" table:formula="of:=MAX([.B79:.F79]) - MIN([.B79:.F79])" office:value-type="float" office:value="0.0000861949999997336" calcext:value-type="float">
            <text:p>0.000086</text:p>
          </table:table-cell>
          <table:table-cell table:style-name="ce38" table:formula="of:=MAX([.B92:.F92]) - MIN([.B92:.F92])" office:value-type="float" office:value="0.000118953999999949" calcext:value-type="float">
            <text:p>0.000119</text:p>
          </table:table-cell>
          <table:table-cell table:style-name="ce38" table:formula="of:=MAX([.B105:.F105]) - MIN([.B105:.F105])" office:value-type="float" office:value="0.0000868720000002377" calcext:value-type="float">
            <text:p>0.000087</text:p>
          </table:table-cell>
          <table:table-cell table:style-name="ce30" table:number-columns-repeated="1019"/>
        </table:table-row>
        <table:table-row table:style-name="ro4">
          <table:table-cell table:style-name="ce38" table:formula="of:=MAX([.B54:.F54]) - MIN([.B54:.F54])" office:value-type="float" office:value="0.000394970999999522" calcext:value-type="float">
            <text:p>0.000395</text:p>
          </table:table-cell>
          <table:table-cell table:style-name="ce38" table:formula="of:=MAX([.B67:.F67]) - MIN([.B67:.F67])" office:value-type="float" office:value="0.000183017000000341" calcext:value-type="float">
            <text:p>0.000183</text:p>
          </table:table-cell>
          <table:table-cell table:style-name="ce38" table:formula="of:=MAX([.B80:.F80]) - MIN([.B80:.F80])" office:value-type="float" office:value="0.000443132000000013" calcext:value-type="float">
            <text:p>0.000443</text:p>
          </table:table-cell>
          <table:table-cell table:style-name="ce38" table:formula="of:=MAX([.B93:.F93]) - MIN([.B93:.F93])" office:value-type="float" office:value="0.000236023000000252" calcext:value-type="float">
            <text:p>0.000236</text:p>
          </table:table-cell>
          <table:table-cell table:style-name="ce38" table:formula="of:=MAX([.B106:.F106]) - MIN([.B106:.F106])" office:value-type="float" office:value="0.000395358999999651" calcext:value-type="float">
            <text:p>0.000395</text:p>
          </table:table-cell>
          <table:table-cell table:style-name="ce30" table:number-columns-repeated="1019"/>
        </table:table-row>
        <table:table-row table:style-name="ro4">
          <table:table-cell table:style-name="ce38" table:formula="of:=MAX([.B55:.F55]) - MIN([.B55:.F55])" office:value-type="float" office:value="0.00157547000000058" calcext:value-type="float">
            <text:p>0.001575</text:p>
          </table:table-cell>
          <table:table-cell table:style-name="ce38" table:formula="of:=MAX([.B68:.F68]) - MIN([.B68:.F68])" office:value-type="float" office:value="0.000838749999999777" calcext:value-type="float">
            <text:p>0.000839</text:p>
          </table:table-cell>
          <table:table-cell table:style-name="ce38" table:formula="of:=MAX([.B81:.F81]) - MIN([.B81:.F81])" office:value-type="float" office:value="0.000392838999999867" calcext:value-type="float">
            <text:p>0.000393</text:p>
          </table:table-cell>
          <table:table-cell table:style-name="ce38" table:formula="of:=MAX([.B94:.F94]) - MIN([.B94:.F94])" office:value-type="float" office:value="0.00108638000000028" calcext:value-type="float">
            <text:p>0.001086</text:p>
          </table:table-cell>
          <table:table-cell table:style-name="ce38" table:formula="of:=MAX([.B107:.F107]) - MIN([.B107:.F107])" office:value-type="float" office:value="0.000929596999999838" calcext:value-type="float">
            <text:p>0.000930</text:p>
          </table:table-cell>
          <table:table-cell table:style-name="ce30" table:number-columns-repeated="1019"/>
        </table:table-row>
        <table:table-row table:style-name="ro4">
          <table:table-cell table:style-name="ce38" table:formula="of:=MAX([.B56:.F56]) - MIN([.B56:.F56])" office:value-type="float" office:value="0.00487725900000058" calcext:value-type="float">
            <text:p>0.004877</text:p>
          </table:table-cell>
          <table:table-cell table:style-name="ce38" table:formula="of:=MAX([.B69:.F69]) - MIN([.B69:.F69])" office:value-type="float" office:value="0.00419831199999976" calcext:value-type="float">
            <text:p>0.004198</text:p>
          </table:table-cell>
          <table:table-cell table:style-name="ce38" table:formula="of:=MAX([.B82:.F82]) - MIN([.B82:.F82])" office:value-type="float" office:value="0.00342124199999994" calcext:value-type="float">
            <text:p>0.003421</text:p>
          </table:table-cell>
          <table:table-cell table:style-name="ce38" table:formula="of:=MAX([.B95:.F95]) - MIN([.B95:.F95])" office:value-type="float" office:value="0.00380330600000001" calcext:value-type="float">
            <text:p>0.003803</text:p>
          </table:table-cell>
          <table:table-cell table:style-name="ce38" table:formula="of:=MAX([.B108:.F108]) - MIN([.B108:.F108])" office:value-type="float" office:value="0.00520247200000057" calcext:value-type="float">
            <text:p>0.005202</text:p>
          </table:table-cell>
          <table:table-cell table:style-name="ce30" table:number-columns-repeated="1019"/>
        </table:table-row>
        <table:table-row table:style-name="ro4">
          <table:table-cell table:style-name="ce38" table:formula="of:=MAX([.B57:.F57]) - MIN([.B57:.F57])" office:value-type="float" office:value="0.0138665770000017" calcext:value-type="float">
            <text:p>0.013867</text:p>
          </table:table-cell>
          <table:table-cell table:style-name="ce38" table:formula="of:=MAX([.B70:.F70]) - MIN([.B70:.F70])" office:value-type="float" office:value="0.0175871529999991" calcext:value-type="float">
            <text:p>0.017587</text:p>
          </table:table-cell>
          <table:table-cell table:style-name="ce38" table:formula="of:=MAX([.B83:.F83]) - MIN([.B83:.F83])" office:value-type="float" office:value="0.0169718950000011" calcext:value-type="float">
            <text:p>0.016972</text:p>
          </table:table-cell>
          <table:table-cell table:style-name="ce38" table:formula="of:=MAX([.B96:.F96]) - MIN([.B96:.F96])" office:value-type="float" office:value="0.0129093089999994" calcext:value-type="float">
            <text:p>0.012909</text:p>
          </table:table-cell>
          <table:table-cell table:style-name="ce38" table:formula="of:=MAX([.B109:.F109]) - MIN([.B109:.F109])" office:value-type="float" office:value="0.0156502459999999" calcext:value-type="float">
            <text:p>0.015650</text:p>
          </table:table-cell>
          <table:table-cell table:style-name="ce30" table:number-columns-repeated="1019"/>
        </table:table-row>
        <table:table-row table:style-name="ro4">
          <table:table-cell table:style-name="ce38" table:formula="of:=MAX([.B58:.F58]) - MIN([.B58:.F58])" office:value-type="float" office:value="0.0343931930000014" calcext:value-type="float">
            <text:p>0.034393</text:p>
          </table:table-cell>
          <table:table-cell table:style-name="ce38" table:formula="of:=MAX([.B71:.F71]) - MIN([.B71:.F71])" office:value-type="float" office:value="0.042593128" calcext:value-type="float">
            <text:p>0.042593</text:p>
          </table:table-cell>
          <table:table-cell table:style-name="ce38" table:formula="of:=MAX([.B84:.F84]) - MIN([.B84:.F84])" office:value-type="float" office:value="0.0147412520000003" calcext:value-type="float">
            <text:p>0.014741</text:p>
          </table:table-cell>
          <table:table-cell table:style-name="ce38" table:formula="of:=MAX([.B97:.F97]) - MIN([.B97:.F97])" office:value-type="float" office:value="0.0279155149999983" calcext:value-type="float">
            <text:p>0.027916</text:p>
          </table:table-cell>
          <table:table-cell table:style-name="ce38" table:formula="of:=MAX([.B110:.F110]) - MIN([.B110:.F110])" office:value-type="float" office:value="0.0349136769999987" calcext:value-type="float">
            <text:p>0.034914</text:p>
          </table:table-cell>
          <table:table-cell table:style-name="ce30" table:number-columns-repeated="1019"/>
        </table:table-row>
        <table:table-row table:style-name="ro4">
          <table:table-cell table:style-name="ce38" table:formula="of:=MAX([.B59:.F59]) - MIN([.B59:.F59])" office:value-type="float" office:value="0.0656790540000003" calcext:value-type="float">
            <text:p>0.065679</text:p>
          </table:table-cell>
          <table:table-cell table:style-name="ce38" table:formula="of:=MAX([.B72:.F72]) - MIN([.B72:.F72])" office:value-type="float" office:value="0.128628679000002" calcext:value-type="float">
            <text:p>0.128629</text:p>
          </table:table-cell>
          <table:table-cell table:style-name="ce38" table:formula="of:=MAX([.B85:.F85]) - MIN([.B85:.F85])" office:value-type="float" office:value="0.0802097159999988" calcext:value-type="float">
            <text:p>0.080210</text:p>
          </table:table-cell>
          <table:table-cell table:style-name="ce38" table:formula="of:=MAX([.B98:.F98]) - MIN([.B98:.F98])" office:value-type="float" office:value="0.0982196060000007" calcext:value-type="float">
            <text:p>0.098220</text:p>
          </table:table-cell>
          <table:table-cell table:style-name="ce38" table:formula="of:=MAX([.B111:.F111]) - MIN([.B111:.F111])" office:value-type="float" office:value="0.164526310999999" calcext:value-type="float">
            <text:p>0.164526</text:p>
          </table:table-cell>
          <table:table-cell table:style-name="ce30" table:number-columns-repeated="1019"/>
        </table:table-row>
        <table:table-row table:style-name="ro4">
          <table:table-cell table:style-name="ce38" table:formula="of:=MAX([.B60:.F60]) - MIN([.B60:.F60])" office:value-type="float" office:value="0.329677750000002" calcext:value-type="float">
            <text:p>0.329678</text:p>
          </table:table-cell>
          <table:table-cell table:style-name="ce38" table:formula="of:=MAX([.B73:.F73]) - MIN([.B73:.F73])" office:value-type="float" office:value="0.195516322" calcext:value-type="float">
            <text:p>0.195516</text:p>
          </table:table-cell>
          <table:table-cell table:style-name="ce38" table:formula="of:=MAX([.B86:.F86]) - MIN([.B86:.F86])" office:value-type="float" office:value="0.205539062" calcext:value-type="float">
            <text:p>0.205539</text:p>
          </table:table-cell>
          <table:table-cell table:style-name="ce38" table:formula="of:=MAX([.B99:.F99]) - MIN([.B99:.F99])" office:value-type="float" office:value="0.427832050999999" calcext:value-type="float">
            <text:p>0.427832</text:p>
          </table:table-cell>
          <table:table-cell table:style-name="ce38" table:formula="of:=MAX([.B112:.F112]) - MIN([.B112:.F112])" office:value-type="float" office:value="0.340749558000002" calcext:value-type="float">
            <text:p>0.340750</text:p>
          </table:table-cell>
          <table:table-cell table:style-name="ce30" table:number-columns-repeated="1019"/>
        </table:table-row>
        <table:table-row table:style-name="ro4">
          <table:table-cell table:style-name="ce38" table:formula="of:=MAX([.B61:.F61]) - MIN([.B61:.F61])" office:value-type="float" office:value="0.937844563000002" calcext:value-type="float">
            <text:p>0.937845</text:p>
          </table:table-cell>
          <table:table-cell table:style-name="ce38" table:formula="of:=MAX([.B74:.F74]) - MIN([.B74:.F74])" office:value-type="float" office:value="0.974775383000001" calcext:value-type="float">
            <text:p>0.974775</text:p>
          </table:table-cell>
          <table:table-cell table:style-name="ce38" table:formula="of:=MAX([.B87:.F87]) - MIN([.B87:.F87])" office:value-type="float" office:value="1.001935552" calcext:value-type="float">
            <text:p>1.001936</text:p>
          </table:table-cell>
          <table:table-cell table:style-name="ce38" table:formula="of:=MAX([.B100:.F100]) - MIN([.B100:.F100])" office:value-type="float" office:value="1.374377189" calcext:value-type="float">
            <text:p>1.374377</text:p>
          </table:table-cell>
          <table:table-cell table:style-name="ce38" table:formula="of:=MAX([.B113:.F113]) - MIN([.B113:.F113])" office:value-type="float" office:value="0.851864063000001" calcext:value-type="float">
            <text:p>0.851864</text:p>
          </table:table-cell>
          <table:table-cell table:style-name="ce30" table:number-columns-repeated="1019"/>
        </table:table-row>
        <table:table-row table:style-name="ro4">
          <table:table-cell table:style-name="ce38" table:formula="of:=MAX([.B62:.F62]) - MIN([.B62:.F62])" office:value-type="float" office:value="4.076770782" calcext:value-type="float">
            <text:p>4.076771</text:p>
          </table:table-cell>
          <table:table-cell table:style-name="ce38" table:formula="of:=MAX([.B75:.F75]) - MIN([.B75:.F75])" office:value-type="float" office:value="2.770575381" calcext:value-type="float">
            <text:p>2.770575</text:p>
          </table:table-cell>
          <table:table-cell table:style-name="ce38" table:formula="of:=MAX([.B88:.F88]) - MIN([.B88:.F88])" office:value-type="float" office:value="3.273035334" calcext:value-type="float">
            <text:p>3.273035</text:p>
          </table:table-cell>
          <table:table-cell table:style-name="ce38" table:formula="of:=MAX([.B101:.F101]) - MIN([.B101:.F101])" office:value-type="float" office:value="3.899110173" calcext:value-type="float">
            <text:p>3.899110</text:p>
          </table:table-cell>
          <table:table-cell table:style-name="ce38" table:formula="of:=MAX([.B114:.F114]) - MIN([.B114:.F114])" office:value-type="float" office:value="5.067799173" calcext:value-type="float">
            <text:p>5.067799</text:p>
          </table:table-cell>
          <table:table-cell table:style-name="ce30" table:number-columns-repeated="1019"/>
        </table:table-row>
        <table:table-row table:style-name="ro2" table:number-rows-repeated="30">
          <table:table-cell/>
          <table:table-cell table:style-name="Default"/>
          <table:table-cell table:number-columns-repeated="1022"/>
        </table:table-row>
        <table:table-row table:style-name="ro2" table:number-rows-repeated="104840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6" number:min-decimal-places="6" number:min-integer-digits="1"/>
    </number:number-style>
    <number:number-style style:name="N110">
      <number:number number:decimal-places="3" number:min-decimal-places="3" number:min-integer-digits="1"/>
    </number:number-style>
    <number:number-style style:name="N109">
      <number:number number:decimal-places="15" number:min-decimal-places="15" number:min-integer-digits="0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8">0000-00-00</text:date>, <text:time style:data-style-name="N2" text:time-value="13:34:57.7327398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6-04-18T13:51:35.653755920</dc:date>
    <meta:editing-duration>PT2H9M30S</meta:editing-duration>
    <meta:editing-cycles>30</meta:editing-cycles>
    <meta:generator>LibreOffice/7.3.2.2$MacOSX_AARCH64 LibreOffice_project/49f2b1bff42cfccbd8f788c8dc32c1c309559be0</meta:generator>
    <meta:document-statistic meta:table-count="1" meta:cell-count="531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10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6pt" style:font-size-asian="10pt" style:font-size-complex="10pt"/>
    </style:style>
    <style:style style:name="ch5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6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8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428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127622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29fcf" dr3d:edge-rounding="5%"/>
      <style:text-properties fo:font-size="10pt" style:font-size-asian="10pt" style:font-size-complex="10pt"/>
    </style:style>
    <style:style style:name="ch14" style:family="chart">
      <style:chart-properties chart:solid-type="cuboi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93cm" svg:height="8.514cm" xlink:href=".." xlink:type="simple" chart:class="chart:bar" chart:style-name="ch1">
        <chart:legend chart:legend-position="end" svg:x="11.951cm" svg:y="4.527cm" style:legend-expansion="custom" svg:width="3.854cm" svg:height="2.584cm" style:legend-expansion-aspect-ratio="1.49148606811146" chart:style-name="ch2"/>
        <chart:plot-area chart:style-name="ch3" table:cell-range-address="'BITS 32'.A2:'BITS 32'.F13" chart:data-source-has-labels="both" svg:x="0.321cm" svg:y="0.17cm" svg:width="11.704cm" svg:height="8.174cm" dr3d:transform="matrix (0.77055162969144 -0.127850675941088 -0.624423246397243 0.170639494046586 0.985293929046303 0.00883382454116632 0.614111023391855 -0.113358184732756 0.781036217407812 0cm 0cm 0cm)" dr3d:vrp="(17993.0031805171 10480.2255964449 25094.6954579973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2.826cm" svg:y="0.371cm" svg:width="9.174cm" svg:height="6.91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'BITS 32'.A3:'BITS 32'.A13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axis chart:dimension="z" chart:name="primary-z" chart:style-name="ch8"/>
          <chart:series chart:attached-axis="primary-y" chart:style-name="ch9" chart:values-cell-range-address="'BITS 32'.B3:'BITS 32'.B13" chart:label-cell-address="'BITS 32'.B2:'BITS 32'.B2" chart:class="chart:bar">
            <chart:data-point chart:repeated="11"/>
          </chart:series>
          <chart:series chart:attached-axis="secondary-y" chart:style-name="ch10" chart:values-cell-range-address="'BITS 32'.C3:'BITS 32'.C13" chart:label-cell-address="'BITS 32'.C2:'BITS 32'.C2" chart:class="chart:bar">
            <chart:data-point chart:repeated="11"/>
          </chart:series>
          <chart:series chart:attached-axis="primary-y" chart:style-name="ch11" chart:values-cell-range-address="'BITS 32'.D3:'BITS 32'.D13" chart:label-cell-address="'BITS 32'.D2:'BITS 32'.D2" chart:class="chart:bar">
            <chart:data-point chart:repeated="11"/>
          </chart:series>
          <chart:series chart:attached-axis="primary-y" chart:style-name="ch12" chart:values-cell-range-address="'BITS 32'.E3:'BITS 32'.E13" chart:label-cell-address="'BITS 32'.E2:'BITS 32'.E2" chart:class="chart:bar">
            <chart:data-point chart:repeated="11"/>
          </chart:series>
          <chart:series chart:attached-axis="primary-y" chart:style-name="ch13" chart:values-cell-range-address="'BITS 32'.F3:'BITS 32'.F13" chart:label-cell-address="'BITS 32'.F2:'BITS 32'.F2" chart:class="chart:bar">
            <chart:data-point chart:repeated="3"/>
            <chart:data-point chart:style-name="ch14"/>
            <chart:data-point chart:repeated="2"/>
            <chart:data-point chart:style-name="ch14"/>
            <chart:data-point/>
            <chart:data-point chart:style-name="ch14"/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/dev/random</text:p>
                <draw:g>
                  <svg:desc>'BITS 32'.B2:'BITS 32'.B2</svg:desc>
                </draw:g>
              </table:table-cell>
              <table:table-cell office:value-type="string">
                <text:p>/dev/random+QX64</text:p>
                <draw:g>
                  <svg:desc>'BITS 32'.C2:'BITS 32'.C2</svg:desc>
                </draw:g>
              </table:table-cell>
              <table:table-cell office:value-type="string">
                <text:p>Seedy64(C)+QX64</text:p>
                <draw:g>
                  <svg:desc>'BITS 32'.D2:'BITS 32'.D2</svg:desc>
                </draw:g>
              </table:table-cell>
              <table:table-cell office:value-type="string">
                <text:p>Seedy64(rs)+QX64</text:p>
                <draw:g>
                  <svg:desc>'BITS 32'.E2:'BITS 32'.E2</svg:desc>
                </draw:g>
              </table:table-cell>
              <table:table-cell office:value-type="string">
                <text:p>Seedy64(rs)reset+QX64</text:p>
                <draw:g>
                  <svg:desc>'BITS 32'.F2:'BITS 32'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tage 0 </text:p>
                <draw:g>
                  <svg:desc>'BITS 32'.A3:'BITS 32'.A13</svg:desc>
                </draw:g>
              </table:table-cell>
              <table:table-cell office:value-type="float" office:value="0.6321166756">
                <text:p>0.6321166756</text:p>
                <draw:g>
                  <svg:desc>'BITS 32'.B3:'BITS 32'.B13</svg:desc>
                </draw:g>
              </table:table-cell>
              <table:table-cell office:value-type="float" office:value="0.6321232988">
                <text:p>0.6321232988</text:p>
                <draw:g>
                  <svg:desc>'BITS 32'.C3:'BITS 32'.C13</svg:desc>
                </draw:g>
              </table:table-cell>
              <table:table-cell office:value-type="float" office:value="0.6321188154">
                <text:p>0.6321188154</text:p>
                <draw:g>
                  <svg:desc>'BITS 32'.D3:'BITS 32'.D13</svg:desc>
                </draw:g>
              </table:table-cell>
              <table:table-cell office:value-type="float" office:value="0.632120173">
                <text:p>0.632120173</text:p>
                <draw:g>
                  <svg:desc>'BITS 32'.E3:'BITS 32'.E13</svg:desc>
                </draw:g>
              </table:table-cell>
              <table:table-cell office:value-type="float" office:value="0.6321212758">
                <text:p>0.6321212758</text:p>
                <draw:g>
                  <svg:desc>'BITS 32'.F3:'BITS 32'.F13</svg:desc>
                </draw:g>
              </table:table-cell>
            </table:table-row>
            <table:table-row>
              <table:table-cell office:value-type="string">
                <text:p>stage 1 </text:p>
              </table:table-cell>
              <table:table-cell office:value-type="float" office:value="2.302628424">
                <text:p>2.302628424</text:p>
              </table:table-cell>
              <table:table-cell office:value-type="float" office:value="2.3025693746">
                <text:p>2.3025693746</text:p>
              </table:table-cell>
              <table:table-cell office:value-type="float" office:value="2.3025948642">
                <text:p>2.3025948642</text:p>
              </table:table-cell>
              <table:table-cell office:value-type="float" office:value="2.3025965408">
                <text:p>2.3025965408</text:p>
              </table:table-cell>
              <table:table-cell office:value-type="float" office:value="2.3026070136">
                <text:p>2.3026070136</text:p>
              </table:table-cell>
            </table:table-row>
            <table:table-row>
              <table:table-cell office:value-type="string">
                <text:p>stage 2 </text:p>
              </table:table-cell>
              <table:table-cell office:value-type="float" office:value="4.6053038896">
                <text:p>4.6053038896</text:p>
              </table:table-cell>
              <table:table-cell office:value-type="float" office:value="4.605133988">
                <text:p>4.605133988</text:p>
              </table:table-cell>
              <table:table-cell office:value-type="float" office:value="4.6050701708">
                <text:p>4.6050701708</text:p>
              </table:table-cell>
              <table:table-cell office:value-type="float" office:value="4.6052689622">
                <text:p>4.6052689622</text:p>
              </table:table-cell>
              <table:table-cell office:value-type="float" office:value="4.605145932">
                <text:p>4.605145932</text:p>
              </table:table-cell>
            </table:table-row>
            <table:table-row>
              <table:table-cell office:value-type="string">
                <text:p>stage 3 </text:p>
              </table:table-cell>
              <table:table-cell office:value-type="float" office:value="6.9077728488">
                <text:p>6.9077728488</text:p>
              </table:table-cell>
              <table:table-cell office:value-type="float" office:value="6.9080444826">
                <text:p>6.9080444826</text:p>
              </table:table-cell>
              <table:table-cell office:value-type="float" office:value="6.907654257">
                <text:p>6.907654257</text:p>
              </table:table-cell>
              <table:table-cell office:value-type="float" office:value="6.9080203412">
                <text:p>6.9080203412</text:p>
              </table:table-cell>
              <table:table-cell office:value-type="float" office:value="6.908104053">
                <text:p>6.908104053</text:p>
              </table:table-cell>
            </table:table-row>
            <table:table-row>
              <table:table-cell office:value-type="string">
                <text:p>stage 4 </text:p>
              </table:table-cell>
              <table:table-cell office:value-type="float" office:value="9.2109400364">
                <text:p>9.2109400364</text:p>
              </table:table-cell>
              <table:table-cell office:value-type="float" office:value="9.2097128774">
                <text:p>9.2097128774</text:p>
              </table:table-cell>
              <table:table-cell office:value-type="float" office:value="9.2106243748">
                <text:p>9.2106243748</text:p>
              </table:table-cell>
              <table:table-cell office:value-type="float" office:value="9.2100582862">
                <text:p>9.2100582862</text:p>
              </table:table-cell>
              <table:table-cell office:value-type="float" office:value="9.2109517532">
                <text:p>9.2109517532</text:p>
              </table:table-cell>
            </table:table-row>
            <table:table-row>
              <table:table-cell office:value-type="string">
                <text:p>stage 5 </text:p>
              </table:table-cell>
              <table:table-cell office:value-type="float" office:value="11.5149805722">
                <text:p>11.5149805722</text:p>
              </table:table-cell>
              <table:table-cell office:value-type="float" office:value="11.5138101208">
                <text:p>11.5138101208</text:p>
              </table:table-cell>
              <table:table-cell office:value-type="float" office:value="11.510252166">
                <text:p>11.510252166</text:p>
              </table:table-cell>
              <table:table-cell office:value-type="float" office:value="11.5137425402">
                <text:p>11.5137425402</text:p>
              </table:table-cell>
              <table:table-cell office:value-type="float" office:value="11.51396963">
                <text:p>11.51396963</text:p>
              </table:table-cell>
            </table:table-row>
            <table:table-row>
              <table:table-cell office:value-type="string">
                <text:p>stage 6 </text:p>
              </table:table-cell>
              <table:table-cell office:value-type="float" office:value="13.8003979818">
                <text:p>13.8003979818</text:p>
              </table:table-cell>
              <table:table-cell office:value-type="float" office:value="13.8125531884">
                <text:p>13.8125531884</text:p>
              </table:table-cell>
              <table:table-cell office:value-type="float" office:value="13.8124508072">
                <text:p>13.8124508072</text:p>
              </table:table-cell>
              <table:table-cell office:value-type="float" office:value="13.8086085462">
                <text:p>13.8086085462</text:p>
              </table:table-cell>
              <table:table-cell office:value-type="float" office:value="13.8184483106">
                <text:p>13.8184483106</text:p>
              </table:table-cell>
            </table:table-row>
            <table:table-row>
              <table:table-cell office:value-type="string">
                <text:p>stage 7 </text:p>
              </table:table-cell>
              <table:table-cell office:value-type="float" office:value="16.109343879">
                <text:p>16.109343879</text:p>
              </table:table-cell>
              <table:table-cell office:value-type="float" office:value="16.1222283592">
                <text:p>16.1222283592</text:p>
              </table:table-cell>
              <table:table-cell office:value-type="float" office:value="16.1067068112">
                <text:p>16.1067068112</text:p>
              </table:table-cell>
              <table:table-cell office:value-type="float" office:value="16.1316767612">
                <text:p>16.1316767612</text:p>
              </table:table-cell>
              <table:table-cell office:value-type="float" office:value="16.1400605416">
                <text:p>16.1400605416</text:p>
              </table:table-cell>
            </table:table-row>
            <table:table-row>
              <table:table-cell office:value-type="string">
                <text:p>stage 8 </text:p>
              </table:table-cell>
              <table:table-cell office:value-type="float" office:value="18.564664118">
                <text:p>18.564664118</text:p>
              </table:table-cell>
              <table:table-cell office:value-type="float" office:value="18.4969083276">
                <text:p>18.4969083276</text:p>
              </table:table-cell>
              <table:table-cell office:value-type="float" office:value="18.311164166">
                <text:p>18.311164166</text:p>
              </table:table-cell>
              <table:table-cell office:value-type="float" office:value="18.526542644">
                <text:p>18.526542644</text:p>
              </table:table-cell>
              <table:table-cell office:value-type="float" office:value="18.5291422662">
                <text:p>18.5291422662</text:p>
              </table:table-cell>
            </table:table-row>
            <table:table-row>
              <table:table-cell office:value-type="string">
                <text:p>stage 9 </text:p>
              </table:table-cell>
              <table:table-cell office:value-type="float" office:value="20.6175343836">
                <text:p>20.6175343836</text:p>
              </table:table-cell>
              <table:table-cell office:value-type="float" office:value="20.5745006198">
                <text:p>20.5745006198</text:p>
              </table:table-cell>
              <table:table-cell office:value-type="float" office:value="20.5213549844">
                <text:p>20.5213549844</text:p>
              </table:table-cell>
              <table:table-cell office:value-type="float" office:value="20.4787301848">
                <text:p>20.4787301848</text:p>
              </table:table-cell>
              <table:table-cell office:value-type="float" office:value="20.909779976">
                <text:p>20.909779976</text:p>
              </table:table-cell>
            </table:table-row>
            <table:table-row>
              <table:table-cell office:value-type="string">
                <text:p>stage 10 </text:p>
              </table:table-cell>
              <table:table-cell office:value-type="float" office:value="22.5957904178">
                <text:p>22.5957904178</text:p>
              </table:table-cell>
              <table:table-cell office:value-type="float" office:value="22.0187725696">
                <text:p>22.0187725696</text:p>
              </table:table-cell>
              <table:table-cell office:value-type="float" office:value="22.9116694302">
                <text:p>22.9116694302</text:p>
              </table:table-cell>
              <table:table-cell office:value-type="float" office:value="23.8369910656">
                <text:p>23.8369910656</text:p>
              </table:table-cell>
              <table:table-cell office:value-type="float" office:value="23.64559947">
                <text:p>23.645599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2.2$MacOSX_AARCH64 LibreOffice_project/49f2b1bff42cfccbd8f788c8dc32c1c309559be0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number:number-style style:name="N110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0">
      <style:chart-properties chart:display-label="true" chart:logarithmic="false" chart:minimum="15" chart:maximum="27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2cm" svg:stroke-color="#f10d0c" draw:fill-color="#f10d0c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2cm" svg:stroke-color="#ff8000" draw:fill-color="#ff8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2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2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2cm" svg:stroke-color="#729fcf" draw:fill-color="#729fc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8.064cm" svg:height="6.726cm" xlink:href=".." xlink:type="simple" chart:class="chart:line" chart:style-name="ch1">
        <chart:title svg:x="1.499cm" svg:y="0.269cm" chart:style-name="ch2">
          <text:p>Average Tail Deviations</text:p>
        </chart:title>
        <chart:subtitle svg:x="0.902cm" svg:y="1.2cm" chart:style-name="ch3">
          <text:p>closeup of main graphic focused on the tail</text:p>
        </chart:subtitle>
        <chart:plot-area chart:style-name="ch4" table:cell-range-address="'BITS 32'.A10:'BITS 32'.F13 'BITS 32'.B2:'BITS 32'.F2" chart:data-source-has-labels="both" svg:x="0.161cm" svg:y="2.407cm" svg:width="7.742cm" svg:height="4.185cm">
          <chart:coordinate-region svg:x="0.161cm" svg:y="2.407cm" svg:width="7.742cm" svg:height="4.185cm"/>
          <chart:axis chart:dimension="x" chart:name="primary-x" chart:style-name="ch5" chartooo:axis-type="auto">
            <chartooo:date-scale/>
            <chart:categories table:cell-range-address="'BITS 32'.A10:'BITS 32'.A13"/>
          </chart:axis>
          <chart:axis chart:dimension="y" chart:name="primary-y" chart:style-name="ch6"/>
          <chart:series chart:style-name="ch7" chart:values-cell-range-address="'BITS 32'.B10:'BITS 32'.B13" chart:label-cell-address="'BITS 32'.B2:'BITS 32'.B2" chart:class="chart:line">
            <chart:data-point chart:repeated="4"/>
          </chart:series>
          <chart:series chart:style-name="ch8" chart:values-cell-range-address="'BITS 32'.C10:'BITS 32'.C13" chart:label-cell-address="'BITS 32'.C2:'BITS 32'.C2" chart:class="chart:line">
            <chart:data-point chart:repeated="4"/>
          </chart:series>
          <chart:series chart:style-name="ch9" chart:values-cell-range-address="'BITS 32'.D10:'BITS 32'.D13" chart:label-cell-address="'BITS 32'.D2:'BITS 32'.D2" chart:class="chart:line">
            <chart:data-point chart:repeated="4"/>
          </chart:series>
          <chart:series chart:style-name="ch10" chart:values-cell-range-address="'BITS 32'.E10:'BITS 32'.E13" chart:label-cell-address="'BITS 32'.E2:'BITS 32'.E2" chart:class="chart:line">
            <chart:data-point chart:repeated="4"/>
          </chart:series>
          <chart:series chart:style-name="ch11" chart:values-cell-range-address="'BITS 32'.F10:'BITS 32'.F13" chart:label-cell-address="'BITS 32'.F2:'BITS 32'.F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/dev/random</text:p>
                <draw:g>
                  <svg:desc>'BITS 32'.B2:'BITS 32'.B2</svg:desc>
                </draw:g>
              </table:table-cell>
              <table:table-cell office:value-type="string">
                <text:p>/dev/random+QX64</text:p>
                <draw:g>
                  <svg:desc>'BITS 32'.C2:'BITS 32'.C2</svg:desc>
                </draw:g>
              </table:table-cell>
              <table:table-cell office:value-type="string">
                <text:p>Seedy64(C)+QX64</text:p>
                <draw:g>
                  <svg:desc>'BITS 32'.D2:'BITS 32'.D2</svg:desc>
                </draw:g>
              </table:table-cell>
              <table:table-cell office:value-type="string">
                <text:p>Seedy64(rs)+QX64</text:p>
                <draw:g>
                  <svg:desc>'BITS 32'.E2:'BITS 32'.E2</svg:desc>
                </draw:g>
              </table:table-cell>
              <table:table-cell office:value-type="string">
                <text:p>Seedy64(rs)reset+QX64</text:p>
                <draw:g>
                  <svg:desc>'BITS 32'.F2:'BITS 32'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tage 7 </text:p>
                <draw:g>
                  <svg:desc>'BITS 32'.A10:'BITS 32'.A13</svg:desc>
                </draw:g>
              </table:table-cell>
              <table:table-cell office:value-type="float" office:value="16.109343879">
                <text:p>16.109343879</text:p>
                <draw:g>
                  <svg:desc>'BITS 32'.B10:'BITS 32'.B13</svg:desc>
                </draw:g>
              </table:table-cell>
              <table:table-cell office:value-type="float" office:value="16.1222283592">
                <text:p>16.1222283592</text:p>
                <draw:g>
                  <svg:desc>'BITS 32'.C10:'BITS 32'.C13</svg:desc>
                </draw:g>
              </table:table-cell>
              <table:table-cell office:value-type="float" office:value="16.1067068112">
                <text:p>16.1067068112</text:p>
                <draw:g>
                  <svg:desc>'BITS 32'.D10:'BITS 32'.D13</svg:desc>
                </draw:g>
              </table:table-cell>
              <table:table-cell office:value-type="float" office:value="16.1316767612">
                <text:p>16.1316767612</text:p>
                <draw:g>
                  <svg:desc>'BITS 32'.E10:'BITS 32'.E13</svg:desc>
                </draw:g>
              </table:table-cell>
              <table:table-cell office:value-type="float" office:value="16.1400605416">
                <text:p>16.1400605416</text:p>
                <draw:g>
                  <svg:desc>'BITS 32'.F10:'BITS 32'.F13</svg:desc>
                </draw:g>
              </table:table-cell>
            </table:table-row>
            <table:table-row>
              <table:table-cell office:value-type="string">
                <text:p>stage 8 </text:p>
              </table:table-cell>
              <table:table-cell office:value-type="float" office:value="18.564664118">
                <text:p>18.564664118</text:p>
              </table:table-cell>
              <table:table-cell office:value-type="float" office:value="18.4969083276">
                <text:p>18.4969083276</text:p>
              </table:table-cell>
              <table:table-cell office:value-type="float" office:value="18.311164166">
                <text:p>18.311164166</text:p>
              </table:table-cell>
              <table:table-cell office:value-type="float" office:value="18.526542644">
                <text:p>18.526542644</text:p>
              </table:table-cell>
              <table:table-cell office:value-type="float" office:value="18.5291422662">
                <text:p>18.5291422662</text:p>
              </table:table-cell>
            </table:table-row>
            <table:table-row>
              <table:table-cell office:value-type="string">
                <text:p>stage 9 </text:p>
              </table:table-cell>
              <table:table-cell office:value-type="float" office:value="20.6175343836">
                <text:p>20.6175343836</text:p>
              </table:table-cell>
              <table:table-cell office:value-type="float" office:value="20.5745006198">
                <text:p>20.5745006198</text:p>
              </table:table-cell>
              <table:table-cell office:value-type="float" office:value="20.5213549844">
                <text:p>20.5213549844</text:p>
              </table:table-cell>
              <table:table-cell office:value-type="float" office:value="20.4787301848">
                <text:p>20.4787301848</text:p>
              </table:table-cell>
              <table:table-cell office:value-type="float" office:value="20.909779976">
                <text:p>20.909779976</text:p>
              </table:table-cell>
            </table:table-row>
            <table:table-row>
              <table:table-cell office:value-type="string">
                <text:p>stage 10 </text:p>
              </table:table-cell>
              <table:table-cell office:value-type="float" office:value="22.5957904178">
                <text:p>22.5957904178</text:p>
              </table:table-cell>
              <table:table-cell office:value-type="float" office:value="22.0187725696">
                <text:p>22.0187725696</text:p>
              </table:table-cell>
              <table:table-cell office:value-type="float" office:value="22.9116694302">
                <text:p>22.9116694302</text:p>
              </table:table-cell>
              <table:table-cell office:value-type="float" office:value="23.8369910656">
                <text:p>23.8369910656</text:p>
              </table:table-cell>
              <table:table-cell office:value-type="float" office:value="23.64559947">
                <text:p>23.645599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2.2$MacOSX_AARCH64 LibreOffice_project/49f2b1bff42cfccbd8f788c8dc32c1c309559be0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2cm" svg:stroke-color="#ff0000" draw:fill-color="#ff000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2cm" svg:stroke-color="#ff8000" draw:fill-color="#ff8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2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2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2cm" svg:stroke-color="#729fcf" draw:fill-color="#729fc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127cm" svg:height="6.741cm" xlink:href=".." xlink:type="simple" chart:class="chart:line" chart:style-name="ch1">
        <chart:title svg:x="1.99cm" svg:y="0.269cm" chart:style-name="ch2">
          <text:p>Samples Deviation </text:p>
        </chart:title>
        <chart:subtitle svg:x="1.713cm" svg:y="1.2cm" chart:style-name="ch3">
          <text:p> (maximum - mimimum) 
value of samples collected</text:p>
        </chart:subtitle>
        <chart:plot-area chart:style-name="ch4" table:cell-range-address="'BITS 32'.A127:'BITS 32'.E130 'BITS 32'.A119:'BITS 32'.E119" chart:data-source-has-labels="both" svg:x="0.162cm" svg:y="2.407cm" svg:width="7.803cm" svg:height="4.2cm">
          <chart:coordinate-region svg:x="0.162cm" svg:y="2.407cm" svg:width="7.803cm" svg:height="4.2cm"/>
          <chart:axis chart:dimension="x" chart:name="primary-x" chart:style-name="ch5" chartooo:axis-type="auto">
            <chartooo:date-scale/>
            <chart:categories table:cell-range-address="'BITS 32'.B127:'BITS 32'.B130"/>
          </chart:axis>
          <chart:axis chart:dimension="y" chart:name="primary-y" chart:style-name="ch5"/>
          <chart:series chart:style-name="ch6" chart:values-cell-range-address="'BITS 32'.A127:'BITS 32'.A130" chart:label-cell-address="'BITS 32'.A119:'BITS 32'.A119" chart:class="chart:line">
            <chart:data-point chart:repeated="4"/>
          </chart:series>
          <chart:series chart:style-name="ch7" chart:values-cell-range-address="'BITS 32'.B127:'BITS 32'.B130" chart:label-cell-address="'BITS 32'.B119:'BITS 32'.B119" chart:class="chart:line">
            <chart:data-point chart:repeated="4"/>
          </chart:series>
          <chart:series chart:style-name="ch8" chart:values-cell-range-address="'BITS 32'.C127:'BITS 32'.C130" chart:label-cell-address="'BITS 32'.C119:'BITS 32'.C119" chart:class="chart:line">
            <chart:data-point chart:repeated="4"/>
          </chart:series>
          <chart:series chart:style-name="ch9" chart:values-cell-range-address="'BITS 32'.D127:'BITS 32'.D130" chart:label-cell-address="'BITS 32'.D119:'BITS 32'.D119" chart:class="chart:line">
            <chart:data-point chart:repeated="4"/>
          </chart:series>
          <chart:series chart:style-name="ch10" chart:values-cell-range-address="'BITS 32'.E127:'BITS 32'.E130" chart:label-cell-address="'BITS 32'.E119:'BITS 32'.E119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/dev/random</text:p>
                <draw:g>
                  <svg:desc>'BITS 32'.A119:'BITS 32'.A119</svg:desc>
                </draw:g>
              </table:table-cell>
              <table:table-cell office:value-type="string">
                <text:p>/dev/random + QX64</text:p>
                <draw:g>
                  <svg:desc>'BITS 32'.B119:'BITS 32'.B119</svg:desc>
                </draw:g>
              </table:table-cell>
              <table:table-cell office:value-type="string">
                <text:p>Seedy64(C) + QX64</text:p>
                <draw:g>
                  <svg:desc>'BITS 32'.C119:'BITS 32'.C119</svg:desc>
                </draw:g>
              </table:table-cell>
              <table:table-cell office:value-type="string">
                <text:p>Seedy64(rs) + QX64</text:p>
                <draw:g>
                  <svg:desc>'BITS 32'.D119:'BITS 32'.D119</svg:desc>
                </draw:g>
              </table:table-cell>
              <table:table-cell office:value-type="string">
                <text:p>Seedy64reset+QX64</text:p>
                <draw:g>
                  <svg:desc>'BITS 32'.E119:'BITS 32'.E119</svg:desc>
                </draw:g>
              </table:table-cell>
            </table:table-row>
          </table:table-header-rows>
          <table:table-rows>
            <table:table-row>
              <table:table-cell office:value-type="float" office:value="0.00797834369630431">
                <text:p>0.00797834369630431</text:p>
                <draw:g>
                  <svg:desc>'BITS 32'.B127:'BITS 32'.B130</svg:desc>
                </draw:g>
              </table:table-cell>
              <table:table-cell office:value-type="float" office:value="0.00407707815373033">
                <text:p>0.00407707815373033</text:p>
                <draw:g>
                  <svg:desc>'BITS 32'.A127:'BITS 32'.A130</svg:desc>
                </draw:g>
              </table:table-cell>
              <table:table-cell office:value-type="float" office:value="0.00797834369630431">
                <text:p>0.00797834369630431</text:p>
                <draw:g>
                  <svg:desc>'BITS 32'.B127:'BITS 32'.B130</svg:desc>
                </draw:g>
              </table:table-cell>
              <table:table-cell office:value-type="float" office:value="0.00497989545226116">
                <text:p>0.00497989545226116</text:p>
                <draw:g>
                  <svg:desc>'BITS 32'.C127:'BITS 32'.C130</svg:desc>
                </draw:g>
              </table:table-cell>
              <table:table-cell office:value-type="float" office:value="0.00608861728721462">
                <text:p>0.00608861728721462</text:p>
                <draw:g>
                  <svg:desc>'BITS 32'.D127:'BITS 32'.D130</svg:desc>
                </draw:g>
              </table:table-cell>
              <table:table-cell office:value-type="float" office:value="0.0101936613295807">
                <text:p>0.0101936613295807</text:p>
                <draw:g>
                  <svg:desc>'BITS 32'.E127:'BITS 32'.E130</svg:desc>
                </draw:g>
              </table:table-cell>
            </table:table-row>
            <table:table-row>
              <table:table-cell office:value-type="float" office:value="0.0105702163051899">
                <text:p>0.0105702163051899</text:p>
              </table:table-cell>
              <table:table-cell office:value-type="float" office:value="0.0177583471429656">
                <text:p>0.0177583471429656</text:p>
              </table:table-cell>
              <table:table-cell office:value-type="float" office:value="0.0105702163051899">
                <text:p>0.0105702163051899</text:p>
              </table:table-cell>
              <table:table-cell office:value-type="float" office:value="0.0112247948921589">
                <text:p>0.0112247948921589</text:p>
              </table:table-cell>
              <table:table-cell office:value-type="float" office:value="0.023092924525697">
                <text:p>0.023092924525697</text:p>
              </table:table-cell>
              <table:table-cell office:value-type="float" office:value="0.0183899261554909">
                <text:p>0.0183899261554909</text:p>
              </table:table-cell>
            </table:table-row>
            <table:table-row>
              <table:table-cell office:value-type="float" office:value="0.047377839249324">
                <text:p>0.047377839249324</text:p>
              </table:table-cell>
              <table:table-cell office:value-type="float" office:value="0.0454877166954551">
                <text:p>0.0454877166954551</text:p>
              </table:table-cell>
              <table:table-cell office:value-type="float" office:value="0.047377839249324">
                <text:p>0.047377839249324</text:p>
              </table:table-cell>
              <table:table-cell office:value-type="float" office:value="0.0488240446482045">
                <text:p>0.0488240446482045</text:p>
              </table:table-cell>
              <table:table-cell office:value-type="float" office:value="0.0671124223327142">
                <text:p>0.0671124223327142</text:p>
              </table:table-cell>
              <table:table-cell office:value-type="float" office:value="0.040739982150829">
                <text:p>0.040739982150829</text:p>
              </table:table-cell>
            </table:table-row>
            <table:table-row>
              <table:table-cell office:value-type="float" office:value="0.125827875838328">
                <text:p>0.125827875838328</text:p>
              </table:table-cell>
              <table:table-cell office:value-type="float" office:value="0.180421693891642">
                <text:p>0.180421693891642</text:p>
              </table:table-cell>
              <table:table-cell office:value-type="float" office:value="0.125827875838328">
                <text:p>0.125827875838328</text:p>
              </table:table-cell>
              <table:table-cell office:value-type="float" office:value="0.142854511059146">
                <text:p>0.142854511059146</text:p>
              </table:table-cell>
              <table:table-cell office:value-type="float" office:value="0.163573924337579">
                <text:p>0.163573924337579</text:p>
              </table:table-cell>
              <table:table-cell office:value-type="float" office:value="0.214323142004909">
                <text:p>0.2143231420049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2.2$MacOSX_AARCH64 LibreOffice_project/49f2b1bff42cfccbd8f788c8dc32c1c309559be0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